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34B7000024133CA4F1926DA81ABD.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xedsys" svg:font-family="Fixedsys"/>
    <style:font-face style:name="StarSymbol" svg:font-family="StarSymbol"/>
    <style:font-face style:name="Tahoma1" svg:font-family="Tahoma"/>
    <style:font-face style:name="Wingdings" svg:font-family="Wingdings"/>
    <style:font-face style:name="Courier" svg:font-family="Courier, 'Courier New'" style:font-family-generic="modern"/>
    <style:font-face style:name="Times New Roman1" svg:font-family="'Times New Roman'" style:font-family-generic="roma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39" style:family="table">
      <style:table-properties style:width="16.999cm" table:align="margins"/>
    </style:style>
    <style:style style:name="Tabela39.A" style:family="table-column">
      <style:table-column-properties style:column-width="4.286cm" style:rel-column-width="16524*"/>
    </style:style>
    <style:style style:name="Tabela39.B" style:family="table-column">
      <style:table-column-properties style:column-width="12.712cm" style:rel-column-width="49011*"/>
    </style:style>
    <style:style style:name="Tabela39.A1" style:family="table-cell">
      <style:table-cell-properties fo:padding="0.097cm" fo:border-left="0.05pt solid #000000" fo:border-right="none" fo:border-top="0.05pt solid #000000" fo:border-bottom="0.05pt solid #000000"/>
    </style:style>
    <style:style style:name="Tabela39.B1" style:family="table-cell">
      <style:table-cell-properties fo:padding="0.097cm" fo:border="0.05pt solid #000000"/>
    </style:style>
    <style:style style:name="Tabela39.A2" style:family="table-cell">
      <style:table-cell-properties fo:padding="0.097cm" fo:border-left="0.05pt solid #000000" fo:border-right="none" fo:border-top="none" fo:border-bottom="0.05pt solid #000000"/>
    </style:style>
    <style:style style:name="Tabela3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start" style:justify-single-word="false"/>
      <style:text-properties style:font-name="Arial" fo:font-weight="bold" style:font-weight-asian="bold" style:font-weight-complex="bold"/>
    </style:style>
    <style:style style:name="P5" style:family="paragraph" style:parent-style-name="Standard">
      <style:paragraph-properties>
        <style:tab-stops>
          <style:tab-stop style:position="15.266cm"/>
        </style:tab-stops>
      </style:paragraph-properties>
      <style:text-properties style:font-name="Arial"/>
    </style:style>
    <style:style style:name="P6" style:family="paragraph" style:parent-style-name="Standard">
      <style:text-properties style:font-name="Arial" fo:language="en" fo:country="GB"/>
    </style:style>
    <style:style style:name="P7" style:family="paragraph" style:parent-style-name="Standard">
      <style:text-properties style:font-name="Arial" fo:language="en" fo:country="GB" fo:font-weight="bold" style:font-weight-asian="bold" style:font-weight-complex="bold"/>
    </style:style>
    <style:style style:name="P8" style:family="paragraph" style:parent-style-name="Standard">
      <style:paragraph-properties fo:text-align="center" style:justify-single-word="false"/>
      <style:text-properties style:font-name="Arial" fo:language="en" fo:country="GB" fo:font-weight="bold" style:font-weight-asian="bold" style:font-weight-complex="bold"/>
    </style:style>
    <style:style style:name="P9" style:family="paragraph" style:parent-style-name="Standard">
      <style:paragraph-properties fo:text-align="start" style:justify-single-word="false"/>
      <style:text-properties style:font-name="Arial" fo:language="en" fo:country="GB"/>
    </style:style>
    <style:style style:name="P10" style:family="paragraph" style:parent-style-name="Standard">
      <style:text-properties style:font-name="Arial" fo:language="en" fo:country="GB" fo:font-weight="normal" style:font-weight-asian="normal" style:font-weight-complex="normal"/>
    </style:style>
    <style:style style:name="P11" style:family="paragraph" style:parent-style-name="Standard">
      <style:paragraph-properties fo:text-align="start" style:justify-single-word="false" style:text-autospace="none"/>
      <style:text-properties style:font-name="Arial" fo:font-size="7pt" style:font-name-asian="Wingdings" style:font-size-asian="7pt" style:font-name-complex="Wingdings" style:font-size-complex="7pt"/>
    </style:style>
    <style:style style:name="P12" style:family="paragraph" style:parent-style-name="Standard">
      <style:paragraph-properties fo:text-align="start" style:justify-single-word="false" style:text-autospace="none"/>
      <style:text-properties style:font-name="Arial" fo:font-size="10pt" style:font-name-asian="Times New Roman1" style:font-size-asian="10pt" style:font-name-complex="Times New Roman1" style:font-size-complex="10pt"/>
    </style:style>
    <style:style style:name="P13" style:family="paragraph" style:parent-style-name="Standard">
      <style:paragraph-properties fo:text-align="start" style:justify-single-word="false" style:text-autospace="none"/>
      <style:text-properties style:font-name="Arial" fo:font-size="10pt" fo:font-weight="normal" style:font-name-asian="Times New Roman1" style:font-size-asian="10pt" style:font-weight-asian="normal" style:font-name-complex="Times New Roman1" style:font-size-complex="10pt" style:font-weight-complex="normal"/>
    </style:style>
    <style:style style:name="P14" style:family="paragraph" style:parent-style-name="Standard">
      <style:paragraph-properties fo:text-align="start" style:justify-single-word="false" style:text-autospace="none"/>
      <style:text-properties style:font-name="Arial" fo:font-size="12pt" style:font-name-asian="Times New Roman1" style:font-size-asian="12pt" style:font-name-complex="Times New Roman1" style:font-size-complex="12pt"/>
    </style:style>
    <style:style style:name="P15" style:family="paragraph" style:parent-style-name="Standard">
      <style:paragraph-properties fo:text-align="start" style:justify-single-word="false" style:text-autospace="none"/>
      <style:text-properties style:font-name="Arial" fo:font-size="12pt" fo:font-weight="normal" style:font-name-asian="Times New Roman1" style:font-size-asian="12pt" style:font-weight-asian="normal" style:font-name-complex="Times New Roman1" style:font-size-complex="12pt" style:font-weight-complex="normal"/>
    </style:style>
    <style:style style:name="P16" style:family="paragraph" style:parent-style-name="Standard">
      <style:text-properties style:font-name="Arial"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autospace="none"/>
      <style:text-properties style:font-name="Arial" fo:font-size="12pt" fo:font-weight="bold" style:font-name-asian="Times New Roman1" style:font-size-asian="12pt" style:font-weight-asian="bold" style:font-name-complex="Times New Roman1" style:font-size-complex="12pt" style:font-weight-complex="bold"/>
    </style:style>
    <style:style style:name="P18" style:family="paragraph" style:parent-style-name="Standard">
      <style:paragraph-properties fo:text-align="center" style:justify-single-word="false" style:text-autospace="none"/>
      <style:text-properties style:font-name="Arial" fo:font-size="12pt" fo:font-weight="bold" style:font-name-asian="Times New Roman1" style:font-size-asian="12pt" style:font-weight-asian="bold" style:font-name-complex="Times New Roman1" style:font-size-complex="12pt" style:font-weight-complex="bold"/>
    </style:style>
    <style:style style:name="P19" style:family="paragraph" style:parent-style-name="Standard">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autospace="none"/>
      <style:text-properties style:font-name="Arial" fo:font-size="12pt" fo:font-style="italic" style:font-name-asian="Times New Roman1" style:font-size-asian="12pt" style:font-style-asian="italic" style:font-name-complex="Times New Roman1" style:font-size-complex="12pt" style:font-style-complex="italic"/>
    </style:style>
    <style:style style:name="P21" style:family="paragraph" style:parent-style-name="Standard">
      <style:text-properties style:font-name="Arial" fo:font-size="12pt" fo:font-style="italic" fo:font-weight="bold" style:font-size-asian="12pt" style:font-style-asian="italic" style:font-weight-asian="bold" style:font-size-complex="12pt" style:font-weight-complex="bold"/>
    </style:style>
    <style:style style:name="P22" style:family="paragraph" style:parent-style-name="Standard">
      <style:text-properties style:font-name="Arial" fo:font-size="12pt" style:font-size-asian="12pt" style:font-size-complex="12pt"/>
    </style:style>
    <style:style style:name="P23" style:family="paragraph" style:parent-style-name="Standard">
      <style:paragraph-properties fo:text-align="start" style:justify-single-word="false"/>
      <style:text-properties style:font-name="Arial" fo:font-style="normal" fo:font-weight="bold" style:font-style-asian="normal" style:font-weight-asian="bold" style:font-style-complex="normal" style:font-weight-complex="bold"/>
    </style:style>
    <style:style style:name="P24" style:family="paragraph" style:parent-style-name="Standard">
      <style:text-properties style:font-name="Arial" fo:font-weight="normal" style:font-weight-asian="normal" style:font-weight-complex="normal"/>
    </style:style>
    <style:style style:name="P25" style:family="paragraph" style:parent-style-name="Standard">
      <style:text-properties style:font-name="Arial" style:text-underline-style="solid" style:text-underline-width="auto" style:text-underline-color="font-color"/>
    </style:style>
    <style:style style:name="P26" style:family="paragraph" style:parent-style-name="Standard">
      <style:text-properties style:font-name="Arial" fo:font-style="italic" fo:font-weight="bold"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style:font-name="Arial"/>
    </style:style>
    <style:style style:name="P28" style:family="paragraph" style:parent-style-name="Standard">
      <style:text-properties style:font-name="Arial" fo:language="pt" fo:country="BR"/>
    </style:style>
    <style:style style:name="P29" style:family="paragraph" style:parent-style-name="Standard">
      <style:text-properties style:use-window-font-color="true" style:font-name="Arial" fo:font-size="12pt" fo:language="pt" fo:country="BR" fo:font-style="italic" style:font-name-asian="Bitstream Vera Sans" style:font-size-asian="12pt" style:language-asian="pt" style:country-asian="BR" style:font-style-asian="italic" style:font-name-complex="Courier" style:font-size-complex="12pt" style:language-complex="pt" style:country-complex="BR"/>
    </style:style>
    <style:style style:name="P30" style:family="paragraph" style:parent-style-name="Standard">
      <style:text-properties style:use-window-font-color="true" style:font-name="Arial" fo:font-size="12pt" fo:language="pt" fo:country="BR" fo:font-style="italic" fo:font-weight="bold" style:font-name-asian="Bitstream Vera Sans" style:font-size-asian="12pt" style:language-asian="pt" style:country-asian="BR" style:font-style-asian="italic" style:font-weight-asian="bold" style:font-name-complex="Courier" style:font-size-complex="12pt" style:language-complex="pt" style:country-complex="BR" style:font-weight-complex="bold"/>
    </style:style>
    <style:style style:name="P31" style:family="paragraph" style:parent-style-name="Standard">
      <style:text-properties fo:color="#000000" style:font-name="Arial" fo:font-size="11pt" fo:language="pt" fo:country="BR" style:font-name-asian="Fixedsys" style:font-size-asian="11pt" style:font-name-complex="Fixedsys" style:font-size-complex="11pt"/>
    </style:style>
    <style:style style:name="P32" style:family="paragraph" style:parent-style-name="Table_20_Contents">
      <style:text-properties style:font-name="Arial"/>
    </style:style>
    <style:style style:name="P33" style:family="paragraph" style:parent-style-name="Table_20_Contents">
      <style:text-properties style:font-name="Arial" fo:font-weight="bold" style:font-weight-asian="bold" style:font-weight-complex="bold"/>
    </style:style>
    <style:style style:name="P34" style:family="paragraph" style:parent-style-name="Header">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35" style:family="paragraph" style:parent-style-name="Header">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36" style:family="paragraph" style:parent-style-name="Header">
      <style:paragraph-properties fo:text-align="start" style:justify-single-word="false"/>
      <style:text-properties style:font-name="Arial" fo:font-size="10pt" fo:font-style="normal" fo:font-weight="normal" style:font-style-asian="normal" style:font-weight-asian="normal" style:font-style-complex="normal" style:font-weight-complex="normal"/>
    </style:style>
    <style:style style:name="P37" style:family="paragraph" style:parent-style-name="Header">
      <style:paragraph-properties fo:text-align="start" style:justify-single-word="false"/>
      <style:text-properties style:font-name="Arial" fo:language="en" fo:country="GB"/>
    </style:style>
    <style:style style:name="P38" style:family="paragraph" style:parent-style-name="Header">
      <style:paragraph-properties fo:text-align="start" style:justify-single-word="false"/>
      <style:text-properties fo:font-style="normal" fo:font-weight="normal"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style:font-name="Arial" fo:font-size="10pt" fo:font-style="normal" fo:font-weight="bold"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style:font-name="Arial" fo:font-size="10pt"/>
    </style:style>
    <style:style style:name="P41" style:family="paragraph" style:parent-style-name="Standard">
      <style:paragraph-properties fo:margin-top="0cm" fo:margin-bottom="0.499cm" loext:contextual-spacing="false" fo:text-align="center" style:justify-single-word="false" fo:break-before="page"/>
      <style:text-properties style:font-name="Arial" fo:font-size="16pt" fo:font-style="italic" fo:font-weight="bold" style:font-size-asian="16pt" style:font-style-asian="italic" style:font-weight-asian="bold" style:font-size-complex="16pt" style:font-weight-complex="bold"/>
    </style:style>
    <style:style style:name="P42" style:family="paragraph" style:parent-style-name="Standard">
      <style:paragraph-properties fo:text-align="start" style:justify-single-word="false" fo:break-before="page" style:text-autospace="none"/>
      <style:text-properties style:font-name="Arial" fo:font-size="12pt" fo:font-weight="bold" style:font-name-asian="Times New Roman1" style:font-size-asian="12pt" style:font-weight-asian="bold" style:font-name-complex="Times New Roman1" style:font-size-complex="12pt" style:font-weight-complex="bold"/>
    </style:style>
    <style:style style:name="P43" style:family="paragraph" style:parent-style-name="Standard">
      <style:paragraph-properties fo:break-before="page"/>
      <style:text-properties style:font-name="Arial" fo:language="en" fo:country="GB" fo:font-weight="bold" style:font-weight-asian="bold" style:font-weight-complex="bold"/>
    </style:style>
    <style:style style:name="P44" style:family="paragraph" style:parent-style-name="Standard">
      <style:paragraph-properties fo:text-align="center" style:justify-single-word="false" fo:break-before="page"/>
      <style:text-properties style:font-name="Arial" fo:language="en" fo:country="GB" fo:font-weight="bold" style:font-weight-asian="bold" style:font-weight-complex="bold"/>
    </style:style>
    <style:style style:name="P45" style:family="paragraph" style:parent-style-name="Standard">
      <style:text-properties style:font-name="Arial"/>
    </style:style>
    <style:style style:name="P46" style:family="paragraph" style:parent-style-name="Standard" style:list-style-name="L1">
      <style:text-properties style:font-name="Arial" fo:language="en" fo:country="GB"/>
    </style:style>
    <style:style style:name="P47" style:family="paragraph" style:parent-style-name="Standard" style:list-style-name="L2">
      <style:text-properties style:font-name="Arial" fo:language="en" fo:country="GB"/>
    </style:style>
    <style:style style:name="P48" style:family="paragraph" style:parent-style-name="Standard" style:list-style-name="L3">
      <style:text-properties style:font-name="Arial" fo:language="en" fo:country="GB"/>
    </style:style>
    <style:style style:name="P49" style:family="paragraph" style:parent-style-name="Standard" style:list-style-name="L4">
      <style:text-properties style:font-name="Arial" fo:language="en" fo:country="GB"/>
    </style:style>
    <style:style style:name="P50" style:family="paragraph" style:parent-style-name="Standard" style:list-style-name="L5">
      <style:text-properties style:font-name="Arial" fo:language="en" fo:country="GB"/>
    </style:style>
    <style:style style:name="P51" style:family="paragraph" style:parent-style-name="Standard">
      <style:paragraph-properties fo:text-align="start" style:justify-single-word="false"/>
      <style:text-properties style:font-name="Arial" fo:language="en" fo:country="GB" fo:font-weight="bold" style:font-weight-asian="bold" style:font-weight-complex="bold"/>
    </style:style>
    <style:style style:name="P52" style:family="paragraph" style:parent-style-name="Standard">
      <style:text-properties style:font-name="Arial" fo:font-weight="bold" style:font-weight-asian="bold" style:font-weight-complex="bold"/>
    </style:style>
    <style:style style:name="P53" style:family="paragraph" style:parent-style-name="Standard" style:list-style-name="L6">
      <style:text-properties style:font-name="Arial" fo:font-weight="normal" style:font-weight-asian="normal" style:font-weight-complex="normal"/>
    </style:style>
    <style:style style:name="P54" style:family="paragraph" style:parent-style-name="Standard">
      <style:text-properties style:font-name="Arial" fo:font-size="12pt" fo:font-weight="normal" style:font-size-asian="12pt" style:font-weight-asian="normal" style:font-size-complex="12pt" style:font-weight-complex="normal"/>
    </style:style>
    <style:style style:name="P55" style:family="paragraph" style:parent-style-name="Standard">
      <style:text-properties style:font-name="Arial" fo:font-size="12pt" fo:font-weight="bold" style:font-size-asian="12pt" style:font-weight-asian="bold" style:font-size-complex="12pt" style:font-weight-complex="bold"/>
    </style:style>
    <style:style style:name="P56"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57" style:family="paragraph" style:parent-style-name="Standard">
      <style:text-properties style:font-name="Arial" fo:font-size="12pt" style:font-size-asian="12pt" style:font-size-complex="12pt"/>
    </style:style>
    <style:style style:name="P58" style:family="paragraph" style:parent-style-name="Standard">
      <style:paragraph-properties fo:text-align="start" style:justify-single-word="false" fo:break-before="page"/>
      <style:text-properties style:font-name="Arial" fo:language="en" fo:country="GB" fo:font-weight="bold" style:font-weight-asian="bold" style:font-weight-complex="bold"/>
    </style:style>
    <style:style style:name="P59" style:family="paragraph" style:parent-style-name="Standard">
      <style:paragraph-properties fo:break-before="page"/>
      <style:text-properties style:font-name="Arial" fo:font-weight="bold" style:font-weight-asian="bold" style:font-weight-complex="bold"/>
    </style:style>
    <style:style style:name="P60"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61" style:family="paragraph" style:parent-style-name="Standard">
      <style:paragraph-properties fo:break-before="page"/>
      <style:text-properties style:font-name="Arial" fo:font-size="12pt" fo:font-weight="bold" style:font-size-asian="12pt" style:font-weight-asian="bold" style:font-size-complex="12pt" style:font-weight-complex="bold"/>
    </style:style>
    <style:style style:name="P62" style:family="paragraph" style:parent-style-name="Standard">
      <style:paragraph-properties fo:break-before="page"/>
      <style:text-properties style:font-name="Arial" fo:font-size="12pt" style:font-size-asian="12pt" style:font-size-complex="12pt"/>
    </style:style>
    <style:style style:name="P6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7pt" style:font-name-asian="Wingdings" style:font-size-asian="7pt" style:font-name-complex="Wingdings" style:font-size-complex="7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style:font-name-asian="Times New Roman1" style:font-size-asian="12pt" style:font-weight-asian="bold" style:font-name-complex="Times New Roman1" style:font-size-complex="12pt"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Arial"/>
    </style:style>
    <style:style style:name="T10" style:family="text">
      <style:text-properties style:font-name="Arial" fo:font-size="12pt" style:font-name-asian="Times New Roman1" style:font-size-asian="12pt" style:font-name-complex="Times New Roman1" style:font-size-complex="12pt"/>
    </style:style>
    <style:style style:name="T11" style:family="text">
      <style:text-properties fo:font-size="10pt"/>
    </style:style>
    <style:style style:name="T12" style:family="text">
      <style:text-properties style:use-window-font-color="true" fo:language="pt" fo:country="BR" fo:font-style="italic" fo:font-weight="bold" style:font-name-asian="Bitstream Vera Sans" style:language-asian="pt" style:country-asian="BR" style:font-style-asian="italic" style:font-weight-asian="bold" style:font-name-complex="Courier" style:language-complex="pt" style:country-complex="BR" style:font-weight-complex="bold"/>
    </style:style>
    <style:style style:name="T13" style:family="text">
      <style:text-properties style:use-window-font-color="true" fo:language="pt" fo:country="BR" fo:font-style="italic" style:font-name-asian="Bitstream Vera Sans" style:language-asian="pt" style:country-asian="BR" style:font-style-asian="italic" style:font-name-complex="Courier" style:language-complex="pt" style:country-complex="BR"/>
    </style:style>
    <style:style style:name="T14" style:family="text">
      <style:text-properties style:use-window-font-color="true" fo:language="pt" fo:country="BR" fo:font-weight="bold" style:font-name-asian="Bitstream Vera Sans" style:language-asian="pt" style:country-asian="BR" style:font-weight-asian="bold" style:font-name-complex="Courier" style:language-complex="pt" style:country-complex="BR" style:font-weight-complex="bold"/>
    </style:style>
    <style:style style:name="T15" style:family="text">
      <style:text-properties style:use-window-font-color="true" fo:language="pt" fo:country="BR" style:font-name-asian="Bitstream Vera Sans" style:language-asian="pt" style:country-asian="BR" style:font-name-complex="Courier" style:language-complex="pt" style:country-complex="BR"/>
    </style:style>
    <style:style style:name="T16" style:family="text">
      <style:text-properties style:use-window-font-color="true" fo:language="pt" fo:country="BR" fo:font-weight="normal" style:font-name-asian="Bitstream Vera Sans" style:language-asian="pt" style:country-asian="BR" style:font-weight-asian="normal" style:font-name-complex="Courier" style:language-complex="pt" style:country-complex="BR" style:font-weight-complex="normal"/>
    </style:style>
    <style:style style:name="T17" style:family="text">
      <style:text-properties fo:font-style="italic" fo:font-weight="bold" style:font-style-asian="italic" style:font-weight-asian="bold" style:font-weight-complex="bold"/>
    </style:style>
    <style:style style:name="T18" style:family="text">
      <style:text-properties fo:font-style="italic"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fo:font-style="normal" style:font-style-asian="normal" style:font-style-complex="normal"/>
    </style:style>
    <style:style style:name="T21" style:family="text">
      <style:text-properties officeooo:rsid="0020971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6">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PostgreSQL – Projeto, Administração e Programação</text:p>
      <text:p text:style-name="P3">Projeto (Arquitetura)</text:p>
      <text:p text:style-name="P1"/>
      <text:p text:style-name="P5">1) Conceitos</text:p>
      <text:p text:style-name="P1">2) Modelo Entidade Relacionamento</text:p>
      <text:p text:style-name="P1">3) Modelo Objeto Relacional</text:p>
      <text:p text:style-name="P1">4) Normalização </text:p>
      <text:p text:style-name="P1">5) Integridade Referencial</text:p>
      <text:p text:style-name="P1">6) Planejamento e Otimização</text:p>
      <text:p text:style-name="P6"/>
      <text:p text:style-name="P7"/>
      <text:p text:style-name="P10">Iniciar com os conceitos básicos: dado, informação e conhecimento.</text:p>
      <text:p text:style-name="P10"/>
      <text:p text:style-name="P10"><text:span text:style-name="T2">Dado</text:span> – representação simbólica, quantificada ou quantificável. Um texto, um número e uma foto são exemplos de dados. O computador somente trabalha com dados, nada de informações e muito menos de conhecimento.</text:p>
      <text:p text:style-name="P10"/>
      <text:p text:style-name="P10"><text:span text:style-name="T2">Informação</text:span> – são mensagens sob forma de dados, que são recebidas e compreendidas. Caso não seja compreendida elas são apenas dados.</text:p>
      <text:p text:style-name="P10"/>
      <text:p text:style-name="P10">Portanto dados são entes meramente <text:span text:style-name="T18">sintáticos </text:span><text:span text:style-name="T20">(estruturas)</text:span>. </text:p>
      <text:p text:style-name="P10">As informações contém <text:span text:style-name="T18">semântica</text:span>, ou seja, contém um significado próprio. A informação é algo objetivo e subjetivo.</text:p>
      <text:p text:style-name="P10"/>
      <text:p text:style-name="P10"><text:span text:style-name="T2">Conhecimento</text:span> – enquanto a informação é um conhecimento teórico, o conhecimento é algo prático.</text:p>
      <text:p text:style-name="P7"/>
      <text:p text:style-name="P10">Só podemos transmitir dados, jamais informações e conhecimento. Os dados podem ser transmitidos, ao serem interpretados tornam-se informações, mas somente ao serem experimentados transformam-se em conhecimento.</text:p>
      <text:p text:style-name="P10"/>
      <text:p text:style-name="P10">Fonte: Livro Bancos de Dados de Valdemar W. Setzer e Flávio Soares Corrêa da Silva.</text:p>
      <text:p text:style-name="P7"/>
      <text:p text:style-name="P7"/>
      <text:p text:style-name="P7"/>
      <text:p text:style-name="P43">1) Conceitos</text:p>
      <text:p text:style-name="P1"/>
      <table:table table:name="Tabela39" table:style-name="Tabela39">
        <table:table-column table:style-name="Tabela39.A"/>
        <table:table-column table:style-name="Tabela39.B"/>
        <table:table-row>
          <table:table-cell table:style-name="Tabela39.A1" office:value-type="string">
            <text:p text:style-name="P33">Termo</text:p>
          </table:table-cell>
          <table:table-cell table:style-name="Tabela39.B1" office:value-type="string">
            <text:p text:style-name="P33">Conceito</text:p>
          </table:table-cell>
        </table:table-row>
        <table:table-row>
          <table:table-cell table:style-name="Tabela39.A2" office:value-type="string">
            <text:p text:style-name="P33">Modelo Relacional</text:p>
          </table:table-cell>
          <table:table-cell table:style-name="Tabela39.B2" office:value-type="string">
            <text:p text:style-name="P32">A maioria dos SGBDs existentes são baseados no modelo relacional.</text:p>
          </table:table-cell>
        </table:table-row>
        <table:table-row>
          <table:table-cell table:style-name="Tabela39.A2" office:value-type="string">
            <text:p text:style-name="P33">SGBD</text:p>
          </table:table-cell>
          <table:table-cell table:style-name="Tabela39.B2" office:value-type="string">
            <text:p text:style-name="P32">É um sistema de computador cuja função principal é a de manter bancos de dados e fornecer informações os mesmos quando solicitados.</text:p>
          </table:table-cell>
        </table:table-row>
        <table:table-row>
          <table:table-cell table:style-name="Tabela39.A2" office:value-type="string">
            <text:p text:style-name="P33">DBA</text:p>
          </table:table-cell>
          <table:table-cell table:style-name="Tabela39.B2" office:value-type="string">
            <text:p text:style-name="P32">DataBase Administrator (Administrador de Bancos de Dados), é quem trabalha criando os bancos de dados, implementando controle técnico e administrativo dos dados e implementando a segurança.</text:p>
          </table:table-cell>
        </table:table-row>
        <table:table-row>
          <table:table-cell table:style-name="Tabela39.A2" office:value-type="string">
            <text:p text:style-name="P33">Entidades</text:p>
          </table:table-cell>
          <table:table-cell table:style-name="Tabela39.B2" office:value-type="string">
            <text:p text:style-name="P32">Ou classes, podem ser concretas ou abstratas e representam pessoas, lugares ou coisas (objetos). Entidade no projeto representa Tabela na implementação.</text:p>
          </table:table-cell>
        </table:table-row>
        <table:table-row>
          <table:table-cell table:style-name="Tabela39.A2" office:value-type="string">
            <text:p text:style-name="P33">Atributos</text:p>
          </table:table-cell>
          <table:table-cell table:style-name="Tabela39.B2" office:value-type="string">
            <text:p text:style-name="P32">Ou propriedades. As entidades são compostas por atributos. Atributos no projeto correspondem a campos na implementação.</text:p>
          </table:table-cell>
        </table:table-row>
        <table:table-row>
          <table:table-cell table:style-name="Tabela39.A2" office:value-type="string">
            <text:p text:style-name="P33">Relacionamentos</text:p>
          </table:table-cell>
          <table:table-cell table:style-name="Tabela39.B2" office:value-type="string">
            <text:p text:style-name="P32">Associação entre as entidades.</text:p>
          </table:table-cell>
        </table:table-row>
        <table:table-row>
          <table:table-cell table:style-name="Tabela39.A2" office:value-type="string">
            <text:p text:style-name="P33">Projeto</text:p>
          </table:table-cell>
          <table:table-cell table:style-name="Tabela39.B2" office:value-type="string">
            <text:p text:style-name="P32">Modelo, lógico.</text:p>
          </table:table-cell>
        </table:table-row>
        <table:table-row>
          <table:table-cell table:style-name="Tabela39.A2" office:value-type="string">
            <text:p text:style-name="P33">Implementação</text:p>
          </table:table-cell>
          <table:table-cell table:style-name="Tabela39.B2" office:value-type="string">
            <text:p text:style-name="P32">Criação e administração, físico.</text:p>
          </table:table-cell>
        </table:table-row>
        <table:table-row>
          <table:table-cell table:style-name="Tabela39.A2" office:value-type="string">
            <text:p text:style-name="P33">Modelo de dados</text:p>
          </table:table-cell>
          <table:table-cell table:style-name="Tabela39.B2" office:value-type="string">
            <text:p text:style-name="P32">É uma definição lógica e abstrata de um banco de dados.</text:p>
          </table:table-cell>
        </table:table-row>
        <table:table-row>
          <table:table-cell table:style-name="Tabela39.A2" office:value-type="string">
            <text:p text:style-name="P33">Implementação</text:p>
          </table:table-cell>
          <table:table-cell table:style-name="Tabela39.B2" office:value-type="string">
            <text:p text:style-name="P32">É a aplicação física (prática) do modelo de dados em um computador.</text:p>
          </table:table-cell>
        </table:table-row>
        <table:table-row>
          <table:table-cell table:style-name="Tabela39.A2" office:value-type="string">
            <text:p text:style-name="P33">Aplicação cliente</text:p>
          </table:table-cell>
          <table:table-cell table:style-name="Tabela39.B2" office:value-type="string">
            <text:p text:style-name="P32">Também chamada de front-end do banco de dados. Roda sobre um SGBD.</text:p>
          </table:table-cell>
        </table:table-row>
        <table:table-row>
          <table:table-cell table:style-name="Tabela39.A2" office:value-type="string">
            <text:p text:style-name="P33">DDL</text:p>
          </table:table-cell>
          <table:table-cell table:style-name="Tabela39.B2" office:value-type="string">
            <text:p text:style-name="P32">Conjunto de instruções para definir ou declarar objetos do banco de dados.</text:p>
          </table:table-cell>
        </table:table-row>
        <table:table-row>
          <table:table-cell table:style-name="Tabela39.A2" office:value-type="string">
            <text:p text:style-name="P33">DML</text:p>
          </table:table-cell>
          <table:table-cell table:style-name="Tabela39.B2" office:value-type="string">
            <text:p text:style-name="P32">Conjunto de instruções para manipular ou processar os objetos do banco de dados.</text:p>
          </table:table-cell>
        </table:table-row>
        <table:table-row>
          <table:table-cell table:style-name="Tabela39.A2" office:value-type="string">
            <text:p text:style-name="P33">Dicionário de dados</text:p>
          </table:table-cell>
          <table:table-cell table:style-name="Tabela39.B2" office:value-type="string">
            <text:p text:style-name="P32">É um conjunto de tabelas do banco de dados que contém informações sobre os objetos do banco, dados sobre dados (metadados).</text:p>
          </table:table-cell>
        </table:table-row>
        <table:table-row>
          <table:table-cell table:style-name="Tabela39.A2" office:value-type="string">
            <text:p text:style-name="P33">Bancos distribuídos</text:p>
          </table:table-cell>
          <table:table-cell table:style-name="Tabela39.B2" office:value-type="string">
            <text:p text:style-name="P32">Banco que é logicamente centralizado e fisicamente distribuído. A distribuição pode ser em vários sites. Os sites podem estar em vários SO diferentes, redes e máquinas diferentes.</text:p>
          </table:table-cell>
        </table:table-row>
        <table:table-row>
          <table:table-cell table:style-name="Tabela39.A2" office:value-type="string">
            <text:p text:style-name="P33">Projeto lógico</text:p>
          </table:table-cell>
          <table:table-cell table:style-name="Tabela39.B2" office:value-type="string">
            <text:p text:style-name="P32">É a fase de identificação das entidades de interesse para a empresa e de identificação das informações a serem armazenadas nas entidades. Deve acontecer antes do projeto físico (implementação).</text:p>
          </table:table-cell>
        </table:table-row>
        <table:table-row>
          <table:table-cell table:style-name="Tabela39.A2" office:value-type="string">
            <text:p text:style-name="P33">CAST</text:p>
          </table:table-cell>
          <table:table-cell table:style-name="Tabela39.B2" office:value-type="string">
            <text:p text:style-name="P32">Valores podem ser convertidos de um tipo para outro através do operador CAST ou através de coerção implícita. O PostgreSQL em sua versão 8.3 está passando a usar bem mais as coerções explícitas.</text:p>
          </table:table-cell>
        </table:table-row>
        <table:table-row>
          <table:table-cell table:style-name="Tabela39.A2" office:value-type="string">
            <text:p text:style-name="P33">Projeto de banco</text:p>
          </table:table-cell>
          <table:table-cell table:style-name="Tabela39.B2" office:value-type="string">
            <text:p text:style-name="P32">Projetar bancos tem mais de arte que de ciência. Um projeto adequado previne perca da integridade dos dados e permite <text:soft-page-break/>consultas adequadas e eficientes. Qualquer projeto requer uma noção exata do que o banco deverá armazenar. Temos que colher o máximo de informações junto ao cliente e ir além percebendo necessidades que ele próprio não percebe.</text:p>
          </table:table-cell>
        </table:table-row>
        <table:table-row>
          <table:table-cell table:style-name="Tabela39.A2" office:value-type="string">
            <text:p text:style-name="P33">Casos de uso</text:p>
          </table:table-cell>
          <table:table-cell table:style-name="Tabela39.B2" office:value-type="string">
            <text:p text:style-name="P32">São textos com formatação livre, que descrevem operações do ponto de vista de um eventual usuário interagindo com o sistema. Uma boa forma de capturar as finalidades do banco é construindo casos de uso.</text:p>
          </table:table-cell>
        </table:table-row>
        <table:table-row>
          <table:table-cell table:style-name="Tabela39.A2" office:value-type="string">
            <text:p text:style-name="P33">Modelagem dos dados</text:p>
          </table:table-cell>
          <table:table-cell table:style-name="Tabela39.B2" office:value-type="string">
            <text:p text:style-name="P32">Exige que reflitamos cuidadosamente sobre os diferentes conjuntos ou classes (entidades) necessárias para solucionar o problema.</text:p>
          </table:table-cell>
        </table:table-row>
        <table:table-row>
          <table:table-cell table:style-name="Tabela39.A2" office:value-type="string">
            <text:p text:style-name="P33">Dados</text:p>
          </table:table-cell>
          <table:table-cell table:style-name="Tabela39.B2" office:value-type="string">
            <text:p text:style-name="P32">Representação simbólica (abstrata).</text:p>
          </table:table-cell>
        </table:table-row>
        <table:table-row>
          <table:table-cell table:style-name="Tabela39.A2" office:value-type="string">
            <text:p text:style-name="P33">Informação</text:p>
          </table:table-cell>
          <table:table-cell table:style-name="Tabela39.B2" office:value-type="string">
            <text:p text:style-name="P32">Dados com significado. Mensagem compreendida é informação, caso contrário são apenas dados. Computadores armazenam apenas dados e não informação.</text:p>
          </table:table-cell>
        </table:table-row>
        <table:table-row>
          <table:table-cell table:style-name="Tabela39.A2" office:value-type="string">
            <text:p text:style-name="P7">MER</text:p>
          </table:table-cell>
          <table:table-cell table:style-name="Tabela39.B2" office:value-type="string">
            <text:p text:style-name="P6">É um modelo que não pode ser representado num computador, existindo apenas na mente de uma pessoa. Pode ser representado como texto ou em forma de diagrama gráfico (DER).</text:p>
          </table:table-cell>
        </table:table-row>
        <table:table-row>
          <table:table-cell table:style-name="Tabela39.A2" office:value-type="string">
            <text:p text:style-name="P7">IDs</text:p>
          </table:table-cell>
          <table:table-cell table:style-name="Tabela39.B2" office:value-type="string">
            <text:p text:style-name="P6">Caso um registro tenha todos os valores dos campos semelhantes aos valores de outro registro, com exceção do ID, então isso mostra que o ID não é adequado para chave primária da tabela.</text:p>
          </table:table-cell>
        </table:table-row>
        <table:table-row>
          <table:table-cell table:style-name="Tabela39.A2" office:value-type="string">
            <text:p text:style-name="P7">Chave Primária</text:p>
          </table:table-cell>
          <table:table-cell table:style-name="Tabela39.B2" office:value-type="string">
            <text:p text:style-name="P6">Formada por um campo ou mais que identifica todos os registros de uma tabela de forma única.</text:p>
          </table:table-cell>
        </table:table-row>
        <table:table-row>
          <table:table-cell table:style-name="Tabela39.A2" office:value-type="string">
            <text:p text:style-name="P7">Chave Candidata</text:p>
          </table:table-cell>
          <table:table-cell table:style-name="Tabela39.B2" office:value-type="string">
            <text:p text:style-name="P6"><text:span text:style-name="T1">É</text:span> a chave onde nenhum subconjunto de campos é também uma chave.</text:p>
          </table:table-cell>
        </table:table-row>
        <table:table-row>
          <table:table-cell table:style-name="Tabela39.A2" office:value-type="string">
            <text:p text:style-name="P7">Superchave</text:p>
          </table:table-cell>
          <table:table-cell table:style-name="Tabela39.B2" office:value-type="string">
            <text:p text:style-name="P6">É a chave formada por um conjunto de campos além do necessário para identificar todos os registros de forma única, ou seja, contém a chave primária mais um ou mais campos.</text:p>
          </table:table-cell>
        </table:table-row>
        <table:table-row>
          <table:table-cell table:style-name="Tabela39.A2" office:value-type="string">
            <text:p text:style-name="P7">Chave alternativa</text:p>
          </table:table-cell>
          <table:table-cell table:style-name="Tabela39.B2" office:value-type="string">
            <text:p text:style-name="P6">Quando uma tabela contém uma chave primária, qualquer outra chave será uma chave alternativa.</text:p>
          </table:table-cell>
        </table:table-row>
      </table:table>
      <text:p text:style-name="P6"/>
      <text:p text:style-name="P6"><text:span text:style-name="T2">Projeto do Banco de Dados</text:span> – Quando um atributo de uma entidade armazena valores duplicados, isso indica que devemos criar uma nova entidade para asmazenar os valores deste atributo e então relacionas as entidades através desse atributo.</text:p>
      <text:p text:style-name="P6"/>
      <text:p text:style-name="P6"><text:span text:style-name="T2">CPF</text:span> no Brasil não é uma boa escolha para <text:span text:style-name="T2">chave primária</text:span> em algumas entidades, pois membros de uma famílias podem utilizar o mesmo CPF.</text:p>
      <text:p text:style-name="P6"/>
      <text:p text:style-name="P6"/>
      <text:p text:style-name="P8"/>
      <text:p text:style-name="P44"/>
      <text:p text:style-name="P8">Diagrama de Zelzowitz</text:p>
      <text:p text:style-name="P6"/>
      <text:p text:style-name="P6"><draw:frame draw:style-name="fr1" draw:name="figura28" text:anchor-type="paragraph" svg:width="13.496cm" svg:height="9.236cm" draw:z-index="0"><draw:image xlink:href="Pictures/20000007000034B7000024133CA4F1926DA81ABD.svm" xlink:type="simple" xlink:show="embed" xlink:actuate="onLoad"/></draw:frame></text:p>
      <text:p text:style-name="P6">Este é um diagrama usado para o desenvolvimento de software mas também podemos aplicá-lo ao projeto de bancos de dados.</text:p>
      <text:p text:style-name="P6"/>
      <text:p text:style-name="P6">Análise – partindo do mundo real, define o problema e gera o modelo</text:p>
      <text:p text:style-name="P6">Projeto – partindo do modelo gera o projeto do software (banco)</text:p>
      <text:p text:style-name="P6">Implementação – partindo do projeto do software (banco) cria a aplicação.</text:p>
      <text:p text:style-name="P6"/>
      <text:p text:style-name="P6">Partimos da situação real, que deve ser <text:span text:style-name="T2">analisada</text:span> gerando um modelo que será transformado em <text:span text:style-name="T2">projeto</text:span><text:span text:style-name="T1"> e então se </text:span><text:span text:style-name="T2">implementará</text:span><text:span text:style-name="T1"> no computador.</text:span></text:p>
      <text:p text:style-name="P6"/>
      <text:p text:style-name="P6">Classes – objetos – atributos (propriedades e métodos)</text:p>
      <text:p text:style-name="P6">Tabelas – registros – campos</text:p>
      <text:p text:style-name="P6"/>
      <text:p text:style-name="P7">Uma boa estratégia é portar um conjunto de perguntas a serem respondidas:</text:p>
      <text:p text:style-name="P6"/>
      <text:list xml:id="list6366076588226389913" text:style-name="L1">
        <text:list-item>
          <text:p text:style-name="P46">Qual o principal objetivo do sistema?</text:p>
        </text:list-item>
        <text:list-item>
          <text:p text:style-name="P46">Que dados são necessários para satisfazer este objetivo</text:p>
        </text:list-item>
        <text:list-item>
          <text:p text:style-name="P46">Que informações já existem: algum sistema de computador anterior, fichas, formulários, etc.</text:p>
        </text:list-item>
        <text:list-item>
          <text:p text:style-name="P46">Que entidades foram identificadas?</text:p>
        </text:list-item>
        <text:list-item>
          <text:p text:style-name="P46">Quais as informações de cada entidade?</text:p>
        </text:list-item>
        <text:list-item>
          <text:p text:style-name="P46">Qual o rascunho do modelo?</text:p>
        </text:list-item>
        <text:list-item>
          <text:p text:style-name="P46">Que saídas são esperadas?</text:p>
        </text:list-item>
      </text:list>
      <text:p text:style-name="P6"/>
      <text:p text:style-name="P6"/>
      <text:p text:style-name="P6">Ao final elaborar um primeiro diagrama de classes e vários casos de uso, que relatem no formato texto as interações do sistema.</text:p>
      <text:p text:style-name="P6"/>
      <text:p text:style-name="P6">Anotar o que pode dar errado em cada faze do sistema.</text:p>
      <text:p text:style-name="P7"><text:soft-page-break/>História</text:p>
      <text:p text:style-name="P6"/>
      <text:p text:style-name="P6">As três primeiras formas normais foram definidas por <text:span text:style-name="T2">Ted Codd</text:span>.</text:p>
      <text:p text:style-name="P6"/>
      <text:p text:style-name="P6">O Modelo de Entidades e Relacionamentos foi introduzido por Peter Chen.</text:p>
      <text:p text:style-name="P6"/>
      <text:p text:style-name="P6">O MR (Modelo Relacional) foi definido em 1970 por E. F. Codd.</text:p>
      <text:p text:style-name="P6"/>
      <text:p text:style-name="P7">Modelo Relacional Normalizado</text:p>
      <text:p text:style-name="P6"/>
      <text:list xml:id="list8313381978046834210" text:style-name="L2">
        <text:list-item>
          <text:p text:style-name="P47">Cada tabela tem um nome distinto</text:p>
        </text:list-item>
        <text:list-item>
          <text:p text:style-name="P47">Cada coluna tem um nome distinto</text:p>
        </text:list-item>
        <text:list-item>
          <text:p text:style-name="P47">Não existem dois registros iguais</text:p>
        </text:list-item>
        <text:list-item>
          <text:p text:style-name="P47">A ordem dos registros e dos campos é irrelevante</text:p>
        </text:list-item>
      </text:list>
      <text:p text:style-name="P6"/>
      <text:p text:style-name="P6">SQL – É uma linguagem de declaração e não de programação e atualmente é a linguagem padrão dos SGBDRs e SGBDRO.</text:p>
      <text:p text:style-name="P6"/>
      <text:p text:style-name="P7"/>
      <text:p text:style-name="P7">Referências:</text:p>
      <text:p text:style-name="P6"/>
      <text:list xml:id="list8831027392463804064" text:style-name="L3">
        <text:list-item>
          <text:p text:style-name="P48">Bancos de Dados – Aprenda o que são, Melhore seu conhecimento, Construa os seus</text:p>
          <text:list>
            <text:list-item>
              <text:p text:style-name="P48">De Valdemar W. Seltzer e Flávio Soarea Corrêa da Silva</text:p>
            </text:list-item>
          </text:list>
        </text:list-item>
      </text:list>
      <text:list xml:id="list3551213858803984475" text:style-name="L4">
        <text:list-item>
          <text:p text:style-name="P49">Beginning Database Design</text:p>
          <text:list>
            <text:list-item>
              <text:p text:style-name="P49">De Clare Churcher</text:p>
            </text:list-item>
          </text:list>
        </text:list-item>
      </text:list>
      <text:list xml:id="list7188576891979735711" text:style-name="L5">
        <text:list-item>
          <text:p text:style-name="P50">A Introduction to Database Systems</text:p>
          <text:list>
            <text:list-item>
              <text:p text:style-name="P50">De C. J. Date</text:p>
            </text:list-item>
          </text:list>
        </text:list-item>
      </text:list>
      <text:p text:style-name="P6"/>
      <text:p text:style-name="P6"/>
      <text:p text:style-name="P4"/>
      <text:p text:style-name="P27"><text:span text:style-name="T2">2) </text:span><text:span text:style-name="T6">O Modelo Relacional</text:span></text:p>
      <text:p text:style-name="P11"/>
      <text:p text:style-name="P12"><text:span text:style-name="T3">l </text:span><text:span text:style-name="T4">Todos os dados são representados como tabelas</text:span></text:p>
      <text:p text:style-name="P12"><text:span text:style-name="T3"><text:tab/>¡ </text:span><text:span text:style-name="T4">Os resultados de qualquer consulta é apenas mais uma tabela!</text:span></text:p>
      <text:p text:style-name="P12"><text:span text:style-name="T3">l </text:span><text:span text:style-name="T4">Tabelas são formadas por linhas e colunas</text:span></text:p>
      <text:p text:style-name="P12"><text:span text:style-name="T3">l </text:span><text:span text:style-name="T4">Linhas e colunas são (oficialmente) desordenadas (isto é, a ordem com que as linhas e colunas são referenciadas não importa).</text:span></text:p>
      <text:p text:style-name="P12"><text:span text:style-name="T3"><text:tab/>¡ </text:span><text:span text:style-name="T4">Linhnas são ordenadas apenas sob solicitação. Caso contrário, a sua ordem é</text:span></text:p>
      <text:p text:style-name="P14"><text:tab/>arbitrária e pode mudar para um banco de dados dinâmico</text:p>
      <text:p text:style-name="P12"><text:span text:style-name="T3"><text:tab/>¡ </text:span><text:span text:style-name="T4">A ordem das colunas é determinada por cada consulta</text:span></text:p>
      <text:p text:style-name="P12"><text:span text:style-name="T3">l </text:span><text:span text:style-name="T4">Cada tabela possui uma </text:span><text:span text:style-name="T5">chave primária, </text:span><text:span text:style-name="T4">um identificador único constituído por uma ou mais colunas</text:span></text:p>
      <text:p text:style-name="P12"><text:span text:style-name="T3">l </text:span><text:span text:style-name="T4">A maioria das chaves primárias é uma coluna apenas (por exemplo, TOWN_ID)</text:span></text:p>
      <text:p text:style-name="P12"><text:span text:style-name="T3">l </text:span><text:span text:style-name="T4">Uma tabela é ligada (conectada) à outra incluindo-se a chave primária da outra tabela. Esta coluna incluída é chamada uma </text:span><text:span text:style-name="T5">chave externa</text:span></text:p>
      <text:p text:style-name="P13"><text:span text:style-name="T3">l </text:span><text:span text:style-name="T4">Chaves primárias e chaves externas são os conceitos mais importantes no projeto</text:span></text:p>
      <text:p text:style-name="P15">de banco de dados. Gaste o tempo necessário para entender o que são!</text:p>
      <text:p text:style-name="P18"/>
      <text:p text:style-name="P17"/>
      <text:p text:style-name="P42">Qualidades de um Bom Projeto de Banco de Dados</text:p>
      <text:p text:style-name="P12"><text:span text:style-name="T3">l </text:span><text:span text:style-name="T4">Reflete a estrutura real do problema</text:span></text:p>
      <text:p text:style-name="P12"><text:span text:style-name="T3">l </text:span><text:span text:style-name="T4">Pode representar todo os dados esperados ao longo do tempo</text:span></text:p>
      <text:p text:style-name="P12"><text:span text:style-name="T3">l </text:span><text:span text:style-name="T4">Evita armazenamento redundade de items de dados</text:span></text:p>
      <text:p text:style-name="P12"><text:span text:style-name="T3">l </text:span><text:span text:style-name="T4">Fornece acesso eficiente aos dados</text:span></text:p>
      <text:p text:style-name="P12"><text:span text:style-name="T3">l </text:span><text:span text:style-name="T4">Suporta a manutenção da integridade dos dados ao longo do tempo Limpa, consistente e fácil de entender</text:span></text:p>
      <text:p text:style-name="P12"><text:span text:style-name="T3">l </text:span><text:span text:style-name="T7">Nota: Estes objetivos são algumas vêzes contraditórios!</text:span></text:p>
      <text:p text:style-name="P17"/>
      <text:p text:style-name="P17">Introdução à Modelagem <text:span text:style-name="T21">de</text:span> Entidades - Relacionamento</text:p>
      <text:p text:style-name="P11"/>
      <text:p text:style-name="P12"><text:span text:style-name="T3">l </text:span><text:span text:style-name="T4">Modelagem E-R: Um método para projetar banco de dados</text:span></text:p>
      <text:p text:style-name="P12"><text:span text:style-name="T3">l </text:span><text:span text:style-name="T4">Uma versão simplificada é apresentada aqui</text:span></text:p>
      <text:p text:style-name="P12"><text:span text:style-name="T3">l </text:span><text:span text:style-name="T4">Representa o dado por </text:span><text:span text:style-name="T5">entidades </text:span><text:span text:style-name="T4">que possuem </text:span><text:span text:style-name="T5">atributos</text:span><text:span text:style-name="T4">.</text:span></text:p>
      <text:p text:style-name="P12"><text:span text:style-name="T3">l </text:span><text:span text:style-name="T4">Uma entidade é uma classe de objetos ou conceitos identificáveis distintos</text:span></text:p>
      <text:p text:style-name="P12"><text:span text:style-name="T3">l </text:span><text:span text:style-name="T4">Entidades possuem </text:span><text:span text:style-name="T5">relações </text:span><text:span text:style-name="T4">umas com as outras</text:span></text:p>
      <text:p text:style-name="P12"><text:span text:style-name="T3">l </text:span><text:span text:style-name="T4">O resultado o processo é um banco de dados </text:span><text:span text:style-name="T5">normalizado </text:span><text:span text:style-name="T4">que facilita o acesso e evita dados duplicados</text:span></text:p>
      <text:p text:style-name="P20"/>
      <text:p text:style-name="P12"><text:span text:style-name="T7">Nota: Muito do projeto formal de banco de dados é focado em </text:span><text:span text:style-name="T8">normalizar </text:span><text:span text:style-name="T7">o banco de</text:span></text:p>
      <text:p text:style-name="P20">dados e assegurar que o projeto adere ao nível de normalização (isto é, primeira forma</text:p>
      <text:p text:style-name="P20">normal, segunda forma normal, etc.). Este nível de formalidade está além desta discussão,</text:p>
      <text:p text:style-name="P20">mas deve-se saber que tais formalizações exitem.</text:p>
      <text:p text:style-name="P17"/>
      <text:p text:style-name="P17"/>
      <text:p text:style-name="P17">Processo de Modelagem E-R</text:p>
      <text:p text:style-name="P12"><text:span text:style-name="T3">l </text:span><text:span text:style-name="T4">Identifique as entidades que o seu banco de dados deve representar</text:span></text:p>
      <text:p text:style-name="P12"><text:span text:style-name="T3">l </text:span><text:span text:style-name="T4">Determine as relações de </text:span><text:span text:style-name="T5">cardinalidade </text:span><text:span text:style-name="T4">entre as entidades e classifique-as como</text:span></text:p>
      <text:p text:style-name="P12"><text:span text:style-name="T3"><text:tab/>¡ </text:span><text:span text:style-name="T5">Um-para-Um </text:span><text:span text:style-name="T4">(por exemplo, um imóvel tem um endereço)</text:span></text:p>
      <text:p text:style-name="P12"><text:span text:style-name="T3"><text:tab/>¡ </text:span><text:span text:style-name="T5">Um-para-muitos </text:span><text:span text:style-name="T4">(por exemplo, um imóvel pode ser envolvido em muitos incêndios)</text:span></text:p>
      <text:p text:style-name="P12"><text:span text:style-name="T3"><text:tab/>¡ </text:span><text:span text:style-name="T5">Muitos-para-muitosy </text:span><text:span text:style-name="T4">(por exemplo, venda de imóveis: um imóvel pode ser vendido para muitos proprietários, e um proprietário individual pode vender muitos imóveis)</text:span></text:p>
      <text:p text:style-name="P12"><text:span text:style-name="T3">l </text:span><text:span text:style-name="T4">Desenhe o diagrama entidade-relação</text:span></text:p>
      <text:p text:style-name="P12"><text:span text:style-name="T3">l </text:span><text:span text:style-name="T4">Determine os atributos de cada entidade</text:span></text:p>
      <text:p text:style-name="P12"><text:span text:style-name="T3">l </text:span><text:span text:style-name="T4">Defina a chave primária (única) de cada entidade</text:span></text:p>
      <text:p text:style-name="P17"/>
      <text:p text:style-name="P17">Do modelo E-R para o Projeto de Banco de Dados</text:p>
      <text:p text:style-name="P12"><text:span text:style-name="T3">l </text:span><text:span text:style-name="T4">Entidades com relações </text:span><text:span text:style-name="T5">um-para-um </text:span><text:span text:style-name="T4">deve ser fundidas em uma única entidade</text:span></text:p>
      <text:p text:style-name="P12"><text:span text:style-name="T3">l </text:span><text:span text:style-name="T4">Cada entidade restante é modelada por uma tabela com uma chave primária e atributos, alguns dos quais podem ser chaves externas</text:span></text:p>
      <text:p text:style-name="P12"><text:span text:style-name="T3">l </text:span><text:span text:style-name="T4">Relações </text:span><text:span text:style-name="T5">Um-para-muitos </text:span><text:span text:style-name="T4">são modeladas por um atributo de chave externa na tabela</text:span></text:p>
      <text:p text:style-name="P14">represntando a entidade do lado "muitos" da relação</text:p>
      <text:p text:style-name="P12"><text:span text:style-name="T3">l </text:span><text:span text:style-name="T4">Relações </text:span><text:span text:style-name="T5">Muitos-para-muitos </text:span><text:span text:style-name="T4">entre duas entidades são modeladaspor uma terceira tabela que possui chaves externas que referem-se às entidades. Estas chaves externas devem ser incluidas na chave primária da tabela da relação, se apropriado</text:span></text:p>
      <text:p text:style-name="P12"><text:span text:style-name="T3">l </text:span><text:span text:style-name="T4">Ferramentas disponíveis comercialmente podem autimatizar o processo de conversão de um modelo E-R para um esquema de banco de dados</text:span></text:p>
      <text:p text:style-name="P1"/>
      <text:p text:style-name="Standard"><text:span text:style-name="T9">Fonte: </text:span><text:a xlink:type="simple" xlink:href="http://www.universia.com.br/mit/11/11208/pdf/lecture5-2.pdf" text:style-name="Internet_20_link" text:visited-style-name="Visited_20_Internet_20_Link"><text:span text:style-name="T9">http://www.universia.com.br/mit/11/11208/pdf/lecture5-2.pdf</text:span></text:a><text:span text:style-name="T9"> (de </text:span><text:span text:style-name="T10">Thomas H. Grayson</text:span><text:span text:style-name="T9">)</text:span></text:p>
      <text:p text:style-name="P23"><text:soft-page-break/>3) Modelo Objeto Relacional</text:p>
      <text:p text:style-name="P34"/>
      <text:p text:style-name="P35"><text:span text:style-name="T11">A maioria dos sistemas de gerência de bancos de dados (SGBD) utlizados hoje em dia são baseados no modelo relacional, definido por E.F. Codd. Devido a grande demanda de dados complexos que devem ser armazenados (textos, imagens, som, etc), está havendo uma grande migração para sistemas que suportam esses tipos de dados. Entre as opções de sistemas, estão os bancos de dados orientados a objetos e os objeto-relacionais. Os bancos de dados objeto-relacionais estão situados entre os relacionais e os orientados a objetos. Com este resumo, queremos mostrar algumas características do modelo objecto-relacional.</text:span> </text:p>
      <text:p text:style-name="P35"/>
      <text:p text:style-name="P39">Principais características do SGBD Objeto-Relacional </text:p>
      <text:p text:style-name="P40"><text:tab/>Devido a falta de padronização do modelo objeto-relacional, cada fabricante definiu as características do seu SGBD. Analizaremos algumas das principais características dos SGBDs objeto-relacional e daremos uma ênfase no SGBD Oracle 8.x, devido a sua grande popularidade como ORDBMS.</text:p>
      <text:p text:style-name="P40"><text:tab/>Uma das principais características é permitir que o usuário defina tipos adicionais de dados – especificando a estrutura e a forma de operá-lo – e use estes tipos no modelo relacional. Desta forma, os dados são armazenados em sua forma natural [SAPM 98].</text:p>
      <text:p text:style-name="P40"><text:tab/>Além dos tipos base já existentes, é permitido ao usuário criar novos tipos e trabalhar com dados complexos como imagens, som e vídeo, por exemplo.</text:p>
      <text:p text:style-name="P36"/>
      <text:p text:style-name="P35"><text:span text:style-name="T11"><text:tab/> <text:s text:c="4"/>Em última análise, o tipo objeto-relacional está evoluindo mais do que o orientado a objeto, tornando-se cada vez mais um novo produto, que não pode ser comparado com o orientado a objeto, pois este já é um produto maduro [MS 97].</text:span> </text:p>
      <text:p text:style-name="P35"/>
      <text:p text:style-name="P38"><text:span text:style-name="T9">Fonte: </text:span><text:a xlink:type="simple" xlink:href="http://paginas.terra.com.br/informatica/arruda/Downloads/Artigos/artigo04/index.htm" text:style-name="Internet_20_link" text:visited-style-name="Visited_20_Internet_20_Link"><text:span text:style-name="T9">http://paginas.terra.com.br/informatica/arruda/Downloads/Artigos/artigo04/index.htm</text:span></text:a><text:span text:style-name="T9"> </text:span></text:p>
      <text:p text:style-name="P35"/>
      <text:p text:style-name="P37"/>
      <text:p text:style-name="P51"/>
      <text:p text:style-name="P58">4) Normalização</text:p>
      <text:p text:style-name="P9"/>
      <text:p text:style-name="P2">Normalização de Tabelas</text:p>
      <text:p text:style-name="P1"/>
      <text:p text:style-name="P1">Normalizar bancos tem o objetivo de tornar o banco mais eficiente, reduzindo as redundâncias, evitando retrabalho em eventuais alterações do modelo.</text:p>
      <text:p text:style-name="P1"/>
      <text:p text:style-name="P1">Uma regra muito importante advinda da normalização ao criar tabelas é atentar para que cada tabela contenha informações sobre um único assunto, de um único tipo.</text:p>
      <text:p text:style-name="P1"/>
      <text:p text:style-name="P1">Geralmente a aplicação das três primeiras formas normais atende à maioria dos projetos e dificilmente precisamos recorrer à quarta e/ou quinta (somente quando estritamente necessário).</text:p>
      <text:p text:style-name="P1"/>
      <text:p text:style-name="P1">Normalização total não é obrigatório mas fortemente recomendado.</text:p>
      <text:p text:style-name="P1"/>
      <text:p text:style-name="P2">1a Forma Normal</text:p>
      <text:p text:style-name="P1">Uma entidade encontra-se nesta forma quando nenhum dos atributos se repete. </text:p>
      <text:p text:style-name="P1"/>
      <text:p text:style-name="P1"><text:span text:style-name="T2">Exemplo</text:span>: evitar cadastrar um produto duas vezes. Quando houver repetição devemos criar uma outra entidade com os campos repetidos e relacionar as tabelas por esse campo. </text:p>
      <text:p text:style-name="P1"/>
      <text:p text:style-name="P1">Exemplo:</text:p>
      <text:p text:style-name="P1"/>
      <text:p text:style-name="P25">clientes</text:p>
      <text:p text:style-name="P1">cod nome <text:s/>uf</text:p>
      <text:p text:style-name="P1">1 – joão – CE</text:p>
      <text:p text:style-name="P1">2 – pedro – CE</text:p>
      <text:p text:style-name="P1">3 – manoel – MA</text:p>
      <text:p text:style-name="P1"/>
      <text:p text:style-name="P1">Solução: Criar uma tabela para o campo UF e relacionar ambas.</text:p>
      <text:p text:style-name="P1"/>
      <text:p text:style-name="P1">estados</text:p>
      <text:p text:style-name="P1">1 – CE</text:p>
      <text:p text:style-name="P1">2 - MA</text:p>
      <text:p text:style-name="P1"/>
      <text:p text:style-name="P1">clientes</text:p>
      <text:p text:style-name="P1">1 – joão – 1</text:p>
      <text:p text:style-name="P1">2 – pedro – 1</text:p>
      <text:p text:style-name="P1">3 – manoel - 2</text:p>
      <text:p text:style-name="P1"/>
      <text:p text:style-name="P1"/>
      <text:p text:style-name="P1">Outro Exemplo:</text:p>
      <text:p text:style-name="P1">Alunos: matricula, nome, data_nasc, serie, pai, mae</text:p>
      <text:p text:style-name="P1"/>
      <text:p text:style-name="P1">Se a escola tem vários filhos de um mesmo casal haverá repetição do nome dos pais. Estão para atender à primeira regra, criamos outra tabela com os nomes dos pais e a matrícula do aluno.</text:p>
      <text:p text:style-name="P1"/>
      <text:p text:style-name="P2"/>
      <text:p text:style-name="P59">2ª Forma Normal</text:p>
      <text:p text:style-name="P1">Quando a chave primária é composta por mais de um campo. </text:p>
      <text:p text:style-name="P1"/>
      <text:p text:style-name="P1">Todos os campos que não fazem parte da chave devem depender da chave (de todos os seus campos).</text:p>
      <text:p text:style-name="P1"/>
      <text:p text:style-name="P1">Caso algum campo dependa somente de parte da chave, então devemos colocar este campo em outra tabela.</text:p>
      <text:p text:style-name="P1"/>
      <text:p text:style-name="P2"/>
      <text:p text:style-name="P2">Exemplo:</text:p>
      <text:p text:style-name="P1">TabelaAlunos</text:p>
      <text:p text:style-name="P1"/>
      <text:p text:style-name="P1">Chave (matricula, codigo_curso)</text:p>
      <text:p text:style-name="P1"/>
      <text:p text:style-name="P1">avaliacao <text:s text:c="3"/>descricao_curso</text:p>
      <text:p text:style-name="P1"/>
      <text:p text:style-name="P1">Neste caso o campo descricao_curso depende apenas do codigo_curso, ou seja, tendo o código do curso conseguimos sua descrição. Então esta tabela não está na 2ª Forma Normal.</text:p>
      <text:p text:style-name="P1"/>
      <text:p text:style-name="P2">Solução:</text:p>
      <text:p text:style-name="P2"/>
      <text:p text:style-name="P1">Dividir a tabela em duas (alunos e cursos) e incorporar à chave existente:</text:p>
      <text:p text:style-name="P1"/>
      <text:p text:style-name="P26">TabelaAlunos</text:p>
      <text:p text:style-name="P1">Chave (matricula, codigo_curso)</text:p>
      <text:p text:style-name="P1"/>
      <text:p text:style-name="P26">avaliacao</text:p>
      <text:p text:style-name="P1">TabelaCursos</text:p>
      <text:p text:style-name="P1">codigo_curso</text:p>
      <text:p text:style-name="P1">descricao_curso</text:p>
      <text:p text:style-name="P1"/>
      <text:p text:style-name="P2">3ª Forma Normal</text:p>
      <text:p text:style-name="P1">Quando um campo não é dependente diretamente da chave primária ou de parte dela, mas de outro campo da tabela que não pertence à chave primária. Quando isso ocorre esta tabela não está na terceira forma normal e a solução é dividir a tabela.</text:p>
      <text:p text:style-name="P1"/>
      <text:p text:style-name="P1">Um atributo comun não deve depender de outro atributo comun, mas somente da PK.</text:p>
      <text:p text:style-name="P1"/>
      <text:p text:style-name="P2">Exemplo:</text:p>
      <text:p text:style-name="P1">Campo tipo total, que depende de deus fatores: quantidade e preco. </text:p>
      <text:p text:style-name="P1"/>
      <text:p text:style-name="P2">Solução:</text:p>
      <text:p text:style-name="P1">Não devemos armazenar campos calculados na tabela, pois além de gerar inconsistência são desnecessários, já que podemos consegui-lo com uma operação.</text:p>
      <text:p text:style-name="P1"/>
      <text:p text:style-name="P2"/>
      <text:p text:style-name="P59">4a.Forma Normal</text:p>
      <text:p text:style-name="P1">Uma tabela está na 4FN, se e somente se, estiver na 3FN e não existirem dependências multivaloradas.</text:p>
      <text:p text:style-name="P1"/>
      <text:p text:style-name="P1">Exemplo: Dados sobre livros</text:p>
      <text:p text:style-name="P1"/>
      <text:p text:style-name="P1">Relação não normalizada: Livros(nrol, (autor), título, (assunto), editora, cid_edit, ano_public)</text:p>
      <text:p text:style-name="P1"/>
      <text:p text:style-name="P1">1FN: <text:s text:c="7"/>Livros(nrol, autor, assunto, título, editora, cid_edit, ano_public)</text:p>
      <text:p text:style-name="P1">2FN: <text:s text:c="7"/>Livros(nrol,título, editora, cid-edit, ano_public)</text:p>
      <text:p text:style-name="P1"><text:s text:c="16"/>AutAssLiv(nrol, autor, assunto)</text:p>
      <text:p text:style-name="P1">3FN: <text:s text:c="7"/>Livros(nrol, título, editora, ano_public)</text:p>
      <text:p text:style-name="P1"><text:s text:c="16"/>Editoras(editora, cid-edit)</text:p>
      <text:p text:style-name="P1"><text:s text:c="18"/>AutAssLiv(nrol, autor, assunto)</text:p>
      <text:p text:style-name="P1"/>
      <text:p text:style-name="P1"><text:s text:c="4"/>* Redundância para representar todas as informações</text:p>
      <text:p text:style-name="P1"><text:s text:c="4"/>* Evitar todas as combinações: representação não-uniforme (repete alguns elementos ou posições nulas)</text:p>
      <text:p text:style-name="P1"/>
      <text:p text:style-name="P2">Passagem à 4FN:</text:p>
      <text:p text:style-name="P1"/>
      <text:p text:style-name="P1"><text:s text:c="4"/>* Geração de novas tabelas, eliminando Dependências Multivaloradas</text:p>
      <text:p text:style-name="P1"><text:s text:c="4"/>* Análise de Dependências Multivaloradas entre atributos:</text:p>
      <text:p text:style-name="P1"><text:s text:c="4"/>* autor, assunto - Dependência multivalorada de nrol</text:p>
      <text:p text:style-name="P2">5a. Forma Normal</text:p>
      <text:p text:style-name="P1"/>
      <text:p text:style-name="P1">Está ligada à noção de dependência de junção Se uma relação é decomposta em várias relações e a reconstrução não é possível pela junção das outras relações, dizemos que existe uma dependência de junção. </text:p>
      <text:p text:style-name="P1">Existem tabelas na 4FN que não podem ser divididas em duas relações sem que se altere os dados originais. </text:p>
      <text:p text:style-name="P1">Exemplo: Seja as relações R1(CodEmp, CodPrj) e R2(CodEmp, Papel) a decomposição da relação ProjetoRecuro(CodEmp, CodPrj, Papel).</text:p>
      <text:p text:style-name="P1"/>
      <text:p text:style-name="P1"/>
      <text:p text:style-name="P2">Dica:</text:p>
      <text:p text:style-name="P1">Em caso de dúvida, o modelo ideal é o menos engessado, mesmo que paguem o preço de alguma redundância.</text:p>
      <text:p text:style-name="P1"/>
      <text:p text:style-name="P1">- Ao aplicar a 3a. FN ainda persistirem redundâncias, então divide-se a tabela em duas.</text:p>
      <text:p text:style-name="P1"/>
      <text:p text:style-name="P1"/>
      <text:p text:style-name="P2">Exemplos de Relacionamentos tipo N para N</text:p>
      <text:p text:style-name="P2"/>
      <text:p text:style-name="P24">Autores – Músicas</text:p>
      <text:p text:style-name="P24">Alunos – Disciplinas</text:p>
      <text:p text:style-name="P24">Produtos – Fornecedores</text:p>
      <text:p text:style-name="P24">Produtos – Pedidos</text:p>
      <text:p text:style-name="P24"/>
      <text:p text:style-name="P2"/>
      <text:p text:style-name="P59">Fases na criação de um banco de dados (aplicativo):</text:p>
      <text:p text:style-name="P2"/>
      <text:list xml:id="list3008482155528414332" text:style-name="L6">
        <text:list-item>
          <text:p text:style-name="P53">Análise</text:p>
        </text:list-item>
        <text:list-item>
          <text:p text:style-name="P53">Projeto</text:p>
        </text:list-item>
        <text:list-item>
          <text:p text:style-name="P53">Implementação</text:p>
        </text:list-item>
        <text:list-item>
          <text:p text:style-name="P53">Testes</text:p>
        </text:list-item>
        <text:list-item>
          <text:p text:style-name="P53">Homologação</text:p>
        </text:list-item>
        <text:list-item>
          <text:p text:style-name="P53">Administração</text:p>
        </text:list-item>
      </text:list>
      <text:p text:style-name="P24"/>
      <text:p text:style-name="P2">Análise</text:p>
      <text:p text:style-name="P24"/>
      <text:p text:style-name="P24">Nesta fase "enfrentamos" o mundo real para analisar e diagnosticar o problema para então passar um esboço do modelo para a fase de projeto.</text:p>
      <text:p text:style-name="P24"/>
      <text:p text:style-name="P24">Nessa fase procedemos ao levantamento, gerenciamento e validação de informações importantes para o modelo.</text:p>
      <text:p text:style-name="P2"/>
      <text:p text:style-name="P16">Análise <text:s/>é a fase que tem contato com o mundo real, coletando informações junto ao cliente (usuário). Depois da coleta realiza a modelagem das entidades e relacionamentos e das normalizações. Ao final deve gerar um diagrama das entidades e relacionamentos DER.</text:p>
      <text:p text:style-name="P16"/>
      <text:p text:style-name="P16"><text:span text:style-name="T2">Projeto</text:span> - definição das tabelas, índices, chaves (PK e FK), relacionamentos, views, etc.</text:p>
      <text:p text:style-name="P16"/>
      <text:p text:style-name="P1"><text:span text:style-name="T2">Fases do Projeto do Banco de Dados:</text:span></text:p>
      <text:p text:style-name="P1">• Modelagem Conceitual</text:p>
      <text:p text:style-name="P1">• Projeto Lógico</text:p>
      <text:p text:style-name="P16"/>
      <text:p text:style-name="P1"><text:span text:style-name="T2">Modelo Conceitual</text:span> - Define apenas quais os dados que aparecerão no banco de dados, sem se importar com a implementação do banco. Para essa fase o que mais se utiliza é o DER (Diagrama Entidade-Relacionamento).</text:p>
      <text:p text:style-name="P1"/>
      <text:p text:style-name="P1"><text:span text:style-name="T2">Modelo Lógico</text:span> - Define quais as tabelas e os campos que formarão as tabelas, como também os campos-chave, mas ainda não se preocupa com detalhes como o tipo de dados dos campos, tamanho, etc.</text:p>
      <text:p text:style-name="P24"/>
      <text:p text:style-name="P19"><text:span text:style-name="T1">Não devemos misturar as tarefas de cada uma das fases. </text:span><text:line-break/></text:p>
      <text:p text:style-name="P19">Implementação<text:span text:style-name="T1"> - criação do banco de acordo com o projeto e também criação dos usuários, grupos e privilégios.</text:span></text:p>
      <text:p text:style-name="P16"/>
      <text:p text:style-name="P16">Análise e projeto são fases lógicas e implementação é física.</text:p>
      <text:p text:style-name="P16"/>
      <text:p text:style-name="P16"/>
      <text:p text:style-name="P19">Comparando Construção de bancos de dados com edifícios:</text:p>
      <text:p text:style-name="P16"/>
      <text:p text:style-name="P16"><text:span text:style-name="T2">Análise</text:span> - reconhecimento do terreno e elaboração de croquis (esboço da planta).</text:p>
      <text:p text:style-name="P16"/>
      <text:p text:style-name="P16"><text:span text:style-name="T2">Projeto</text:span> - Elaboração das plantas de acordo com o esboço: planta baixa, de elevação, detalhes, de situação, etc.</text:p>
      <text:p text:style-name="P16"/>
      <text:p text:style-name="P16"><text:span text:style-name="T2"/></text:p>
      <text:p text:style-name="P60"><text:span text:style-name="T2">Implementação</text:span> - Construção do edifício.</text:p>
      <text:p text:style-name="P16"/>
      <text:p text:style-name="P16"><text:span text:style-name="T2">Administração</text:span> - manutenção do edifício.</text:p>
      <text:p text:style-name="P19"/>
      <text:p text:style-name="P19"/>
      <text:p text:style-name="P19">5) Integridade Referencial</text:p>
      <text:p text:style-name="P22"/>
      <text:p text:style-name="P22">Tradução livre do documentação "CBT Integrity Referential":</text:p>
      <text:p text:style-name="P22">http://techdocs.postgresql.org/college/002_referentialintegrity/. </text:p>
      <text:p text:style-name="P22"/>
      <text:p text:style-name="P22"><text:span text:style-name="T2">Integridade Referencial</text:span> (relacionamento) é onde uma informação em uma tabela se refere à informações em outra tabela e o banco de dados reforça a integridade.</text:p>
      <text:p text:style-name="P22"/>
      <text:p text:style-name="P16">Tabela1 ------------&gt; Tabela2</text:p>
      <text:p text:style-name="P16">Onde é Utilizado?</text:p>
      <text:p text:style-name="P16"/>
      <text:p text:style-name="P16">Onde pelo menos em uma tabela precisa se referir para informações em outra tabela e ambas precisam ter seus dados sincronizados.</text:p>
      <text:p text:style-name="P16"/>
      <text:p text:style-name="P16">Exemplo: uma tabela com uma lista de clientes e outra tabela com uma lista dos pedidos efetuados por eles.</text:p>
      <text:p text:style-name="P16">Com integridade referencial devidamente implantada nestas tabelas, o banco irá garantir que você nunca irá cadastrar um pedido na tabela pedidos de um cliente que não exista na tabela clientes.</text:p>
      <text:p text:style-name="P16">O banco pode ser instruído para automaticamente atualizar ou excluir entradas nas tabelas quando necessário.</text:p>
      <text:p text:style-name="P29"/>
      <text:p text:style-name="P22"><text:span text:style-name="T12">Primary Key (Chave Primária)</text:span><text:span text:style-name="T14"> </text:span><text:span text:style-name="T15">- </text:span><text:span text:style-name="T16">é o campo de uma tabela criado para que as outras tabelas relacionadas se refiram a ela por este campo. Impede mais de um registro com valores iguais. É a combinação interna de UNIQUE e NOT NULL.</text:span></text:p>
      <text:p text:style-name="P16"/>
      <text:p text:style-name="P16">Qualquer campo em outra tabela do banco pode se referir ao campo chave primária, desde que tenham o mesmo tipo de dados e tamanho da chave primária.</text:p>
      <text:p text:style-name="P16"/>
      <text:p text:style-name="P22">Exemplo:</text:p>
      <text:p text:style-name="P16">clientes (codigo INTEGER, nome_cliente VARCHAR(60))</text:p>
      <text:p text:style-name="P16"/>
      <text:p text:style-name="P16">codigo <text:tab/>nome_cliente</text:p>
      <text:p text:style-name="P16">1 <text:tab/>PostgreSQL inc.</text:p>
      <text:p text:style-name="P16">2 <text:tab/>RedHat inc.</text:p>
      <text:p text:style-name="P16"/>
      <text:p text:style-name="P16">pedidos (relaciona-se à Clientes pelo campo cod_cliente)</text:p>
      <text:p text:style-name="P16">cod_pedido cod_cliente descricao</text:p>
      <text:p text:style-name="P16"/>
      <text:p text:style-name="P16">Caso tentemos cadastrar um pedido com cod_cliente 2 ele será aceito.</text:p>
      <text:p text:style-name="P16">Mas caso tentemos cadastrar um pedido com cod_cliente 3 ele será recusado pelo banco.</text:p>
      <text:p text:style-name="P22"/>
      <text:p text:style-name="P19"/>
      <text:p text:style-name="P19"/>
      <text:p text:style-name="P61">Criando uma Chave Primária</text:p>
      <text:p text:style-name="P16">Deve ser criada quando da criação da tabela, para garantir valores exclusivos no campo.</text:p>
      <text:p text:style-name="P16"/>
      <text:p text:style-name="P16">CREATE TABLE clientes(cod_cliente BIGINT, nome_cliente VARCHAR(60)</text:p>
      <text:p text:style-name="P16">PRIMARY KEY (cod_cliente));</text:p>
      <text:p text:style-name="P22"/>
      <text:p text:style-name="P22"/>
      <text:p text:style-name="P19">Criando uma Chave Estrangeira (Foreign Keys)</text:p>
      <text:p text:style-name="P16">É o campo de uma tabela que se relaciona (associa) com o campo Primary Key de outra.</text:p>
      <text:p text:style-name="P16">O campo pedidos.cod_cliente refere-se ao campo clientes.codigo, então pedidos.cod_cliente é uma chave estrangeira, que é o campo que liga esta tabela a uma outra.</text:p>
      <text:p text:style-name="P16"/>
      <text:p text:style-name="P16"/>
      <text:p text:style-name="P16">CREATE TABLE pedidos(</text:p>
      <text:p text:style-name="P16">cod_pedido BIGINT, </text:p>
      <text:p text:style-name="P16">cod_cliente BIGINT REFERENCES clientes, </text:p>
      <text:p text:style-name="P16">descricao VARCHAR(60)</text:p>
      <text:p text:style-name="P16">); </text:p>
      <text:p text:style-name="P16"/>
      <text:p text:style-name="P19"><text:line-break/>Outro exemplo:</text:p>
      <text:p text:style-name="P16">FOREIGN KEY (campoa, campob)</text:p>
      <text:p text:style-name="P16">REFERENCES tabela1 (campoa, campob)</text:p>
      <text:p text:style-name="P16">ON UPDATE CASCADE</text:p>
      <text:p text:style-name="P16">ON DELETE CASCADE);</text:p>
      <text:p text:style-name="P16"/>
      <text:p text:style-name="P21"/>
      <text:p text:style-name="P22"><text:span text:style-name="T17">Cuidado com exclusão em cascata</text:span>. <text:span text:style-name="T1">Somente utilize com certeza do que faz.</text:span></text:p>
      <text:p text:style-name="P16">Dica: Caso desejemos fazer o relacionamento com um campo que não seja a chave primária, devemos passar este campo entre parênteses após o nome da tabela e o mesmo deve obrigatoriamente ser UNIQUE.</text:p>
      <text:p text:style-name="P16">...</text:p>
      <text:p text:style-name="P16">cod_cliente BIGINT REFERENCES clientes(nomecampo), </text:p>
      <text:p text:style-name="P16">...</text:p>
      <text:p text:style-name="P16"/>
      <text:p text:style-name="P16"><text:span text:style-name="T2">Parâmetros Opcionais:</text:span> </text:p>
      <text:p text:style-name="P16"/>
      <text:p text:style-name="P16">ON UPDATE parametro e ON DELETE parametro.</text:p>
      <text:p text:style-name="P16"/>
      <text:p text:style-name="P22"/>
      <text:p text:style-name="P19">ON UPDATE paramentros:</text:p>
      <text:p text:style-name="P22"/>
      <text:p text:style-name="P22"><text:span text:style-name="T12">NO ACTION (RESTRICT)</text:span><text:span text:style-name="T13"> </text:span><text:span text:style-name="T15">- </text:span><text:span text:style-name="T16">quando o campo chave primária está para ser atualizado a atualização é abortada caso um registro em uma tabela referenciada tenha um valor mais antigo. Este parâmetro é o default quando esta cláusula não recebe nenhum parâmetro.</text:span></text:p>
      <text:p text:style-name="P22"/>
      <text:p text:style-name="P22">Exemplo: <text:span text:style-name="T1">ERRO Ao tentar usar "UPDATE clientes SET codigo = 5 WHERE codigo = 2. Ele vai tentar atualizar o código para 5 mas como em pedidos existem registros do cliente 2 haverá o erro.</text:span></text:p>
      <text:p text:style-name="P30"/>
      <text:p text:style-name="P22"><text:span text:style-name="T12"/></text:p>
      <text:p text:style-name="P62"><text:span text:style-name="T12">CASCADE </text:span><text:span text:style-name="T14">(Em Cascata)</text:span><text:span text:style-name="T15"> - </text:span><text:span text:style-name="T16">Quando o campo da chave primária é atualizado, registros na tabela referenciada são atualizados.</text:span></text:p>
      <text:p text:style-name="P16"/>
      <text:p text:style-name="P22">Exemplo: <text:span text:style-name="T1">Funciona: Ao tentar usar "UPDATE clientes SET codigo = 5 WHERE codigo = 2. Ele vai tentar atualizar o código para 5 e vai atualizar esta chave também na tabela pedidos.</text:span></text:p>
      <text:p text:style-name="P16"/>
      <text:p text:style-name="P22"><text:span text:style-name="T12">SET NULL (atribuir NULL)</text:span><text:span text:style-name="T15"> - </text:span><text:span text:style-name="T16">Quando um registro na chave primária é atualizado, todos os campos dos registros referenciados a este são setados para NULL.</text:span></text:p>
      <text:p text:style-name="P16"/>
      <text:p text:style-name="P22">Exemplo: <text:span text:style-name="T1">UPDATE clientes SET codigo = 9 WHERE codigo = 5;</text:span></text:p>
      <text:p text:style-name="P16">Na clientes o codigo vai para 5 e em pedidos, todos os campos cod_cliente com valor 5 serão setados para NULL.</text:p>
      <text:p text:style-name="P16"/>
      <text:p text:style-name="P22"><text:span text:style-name="T12">SET DEFAULT (assumir o Default)</text:span><text:span text:style-name="T15"> - </text:span><text:span text:style-name="T16">Quando um registro na chave primária é atualizado, todos os campos nos registros relacionados são setados para seu valor DEFAULT.</text:span></text:p>
      <text:p text:style-name="P16"/>
      <text:p text:style-name="P22">Exemplo: <text:span text:style-name="T1">se o valor default do codigo de clientes é 999, então </text:span></text:p>
      <text:p text:style-name="P22"/>
      <text:p text:style-name="P16">UPDATE clientes SET codigo = 10 WHERE codigo = 2. Após esta consulta o campo código com valor 2 em clientes vai para 999 e também todos os campos cod_cliente em pedidos.</text:p>
      <text:p text:style-name="P16"/>
      <text:p text:style-name="P19">ON DELETE parametros:</text:p>
      <text:p text:style-name="P22"/>
      <text:p text:style-name="P22"><text:span text:style-name="T12">NO ACTION (RESTRICT)</text:span><text:span text:style-name="T14"> </text:span><text:span text:style-name="T15">- Quando um</text:span><text:span text:style-name="T16"> campo de chave primária está para ser deletado, a exclusão será abortada caso o valor de um registro na tabela referenciada seja mais velho. Este parâmetro é o default quando esta cláusula não recebe nenhum parâmetro.</text:span></text:p>
      <text:p text:style-name="P16"/>
      <text:p text:style-name="P22">Exemplo: <text:span text:style-name="T1">ERRO em DELETE FROM clientes WHERE codigo = 2. Não funcionará caso o cod_cliente em pedidos contenha um valor mais antigo que codigo em clientes.</text:span></text:p>
      <text:p text:style-name="P16"/>
      <text:p text:style-name="P22"><text:span text:style-name="T12">CASCADE </text:span><text:span text:style-name="T15">- </text:span><text:span text:style-name="T16">Quando um registro com a chave primária é excluído, todos os registros relacionados com aquela chave são excluídos.</text:span></text:p>
      <text:p text:style-name="P16"/>
      <text:p text:style-name="P22"><text:span text:style-name="T12">SET NULL</text:span><text:span text:style-name="T13"> </text:span><text:span text:style-name="T15">- Quando um</text:span><text:span text:style-name="T16"> registro com a chave primária é excluído, os respectivos campos na tabela relacionada são setados para NULL.</text:span></text:p>
      <text:p text:style-name="P16"/>
      <text:p text:style-name="P22"><text:span text:style-name="T12">SET DEFAULT</text:span><text:span text:style-name="T15"> - </text:span><text:span text:style-name="T16">Quando um registro com a chave primária é excluído, os campos respectivos da tabela relacionada são setados para seu valor DEFAULT.</text:span></text:p>
      <text:p text:style-name="P19"/>
      <text:p text:style-name="P19">Excluindo Tabelas Relacionadas</text:p>
      <text:p text:style-name="P22"/>
      <text:p text:style-name="P16">Para excluir tabelas relacionadas, antes devemos excluir a tabela com chave estrangeira.</text:p>
      <text:p text:style-name="P22">Tudo isso está na documentação sobre CREATE TABLE:</text:p>
      <text:p text:style-name="P22">http://www.postgresql.org/docs/8.0/interactive/sql-createtable.html</text:p>
      <text:p text:style-name="P22"/>
      <text:p text:style-name="P19">ALTER TABLE</text:p>
      <text:p text:style-name="P22">http://www.postgresql.org/docs/8.0/interactive/sql-altertable.html</text:p>
      <text:p text:style-name="P22"/>
      <text:p text:style-name="P22"/>
      <text:p text:style-name="P62">Chave Primária Composta (dois campos)</text:p>
      <text:p text:style-name="P16">CREATE TABLE tabela (</text:p>
      <text:p text:style-name="P16">codigo INTEGER, </text:p>
      <text:p text:style-name="P16">data DATE, </text:p>
      <text:p text:style-name="P16">nome VARCHAR(40),</text:p>
      <text:p text:style-name="P16">PRIMARY KEY (codigo, data)</text:p>
      <text:p text:style-name="P16">);</text:p>
      <text:p text:style-name="P16"/>
      <text:p text:style-name="P16"/>
      <text:p text:style-name="P56">Alguns Modelos de Sistemas</text:p>
      <text:p text:style-name="P16"/>
      <text:p text:style-name="P19">Sistema de Contas a Pagar e Receber</text:p>
      <text:p text:style-name="P19">(Entidades e Relacionamentos)</text:p>
      <text:p text:style-name="P16"/>
      <text:p text:style-name="P16"><draw:line text:anchor-type="paragraph" draw:z-index="1" draw:style-name="gr1" draw:text-style-name="P63" svg:x1="2.025cm" svg:y1="0.231cm" svg:x2="5.967cm" svg:y2="0.231cm"><text:p/></draw:line><draw:line text:anchor-type="paragraph" draw:z-index="2" draw:style-name="gr1" draw:text-style-name="P63" svg:x1="2.025cm" svg:y1="0.231cm" svg:x2="6.153cm" svg:y2="1.21cm"><text:p/></draw:line><draw:line text:anchor-type="paragraph" draw:z-index="3" draw:style-name="gr1" draw:text-style-name="P63" svg:x1="2.025cm" svg:y1="0.231cm" svg:x2="6.232cm" svg:y2="2.189cm"><text:p/></draw:line><draw:line text:anchor-type="paragraph" draw:z-index="4" draw:style-name="gr1" draw:text-style-name="P63" svg:x1="2.025cm" svg:y1="0.231cm" svg:x2="6.179cm" svg:y2="3.115cm"><text:p/></draw:line><draw:line text:anchor-type="paragraph" draw:z-index="5" draw:style-name="gr1" draw:text-style-name="P63" svg:x1="2.025cm" svg:y1="0.231cm" svg:x2="6.205cm" svg:y2="4.12cm"><text:p/></draw:line><draw:line text:anchor-type="paragraph" draw:z-index="6" draw:style-name="gr1" draw:text-style-name="P63" svg:x1="2.025cm" svg:y1="0.231cm" svg:x2="6.179cm" svg:y2="5.046cm"><text:p/></draw:line>Endereço<text:tab/><text:tab/><text:tab/><text:tab/>Tipo de Logradouro</text:p>
      <text:p text:style-name="P16"/>
      <text:p text:style-name="P16"><text:tab/><text:tab/><text:tab/><text:tab/><text:tab/>Logradouro</text:p>
      <text:p text:style-name="P16"/>
      <text:p text:style-name="P16"><text:tab/><text:tab/><text:tab/><text:tab/><text:tab/>Bairro</text:p>
      <text:p text:style-name="P16"/>
      <text:p text:style-name="P16"><text:tab/><text:tab/><text:tab/><text:tab/><text:tab/>Município</text:p>
      <text:p text:style-name="P16"/>
      <text:p text:style-name="P16"><text:tab/><text:tab/><text:tab/><text:tab/><text:tab/>UF</text:p>
      <text:p text:style-name="P16"/>
      <text:p text:style-name="P16"><text:tab/><text:tab/><text:tab/><text:tab/><text:tab/>Telefone</text:p>
      <text:p text:style-name="P16"/>
      <text:p text:style-name="P16">Física<text:tab/><text:tab/><text:tab/><text:tab/><text:tab/>Jurídica</text:p>
      <text:p text:style-name="P16"><draw:line text:anchor-type="paragraph" draw:z-index="7" draw:style-name="gr1" draw:text-style-name="P63" svg:x1="0.543cm" svg:y1="0.887cm" svg:x2="0.543cm" svg:y2="0.067cm"><text:p/></draw:line><draw:line text:anchor-type="paragraph" draw:z-index="8" draw:style-name="gr1" draw:text-style-name="P63" svg:x1="6.788cm" svg:y1="0.041cm" svg:x2="0.676cm" svg:y2="0.914cm"><text:p/></draw:line></text:p>
      <text:p text:style-name="P16"/>
      <text:p text:style-name="P16"><draw:line text:anchor-type="paragraph" draw:z-index="9" draw:style-name="gr1" draw:text-style-name="P63" svg:x1="1.575cm" svg:y1="0.258cm" svg:x2="3.586cm" svg:y2="0.258cm"><text:p/></draw:line><draw:line text:anchor-type="paragraph" draw:z-index="10" draw:style-name="gr1" draw:text-style-name="P63" svg:x1="5.306cm" svg:y1="0.284cm" svg:x2="7.423cm" svg:y2="0.284cm"><text:p/></draw:line>Pessoa<text:tab/><text:tab/>CPagar<text:tab/><text:tab/>Pagamento</text:p>
      <text:p text:style-name="P16"><draw:line text:anchor-type="paragraph" draw:z-index="11" draw:style-name="gr1" draw:text-style-name="P63" svg:x1="0.834cm" svg:y1="0.009cm" svg:x2="0.834cm" svg:y2="0.935cm"><text:p/></draw:line></text:p>
      <text:p text:style-name="P16"/>
      <text:p text:style-name="P16">CReceber</text:p>
      <text:p text:style-name="P16"><draw:line text:anchor-type="paragraph" draw:z-index="12" draw:style-name="gr1" draw:text-style-name="P63" svg:x1="0.808cm" svg:y1="0.083cm" svg:x2="0.808cm" svg:y2="0.983cm"><text:p/></draw:line></text:p>
      <text:p text:style-name="P16"/>
      <text:p text:style-name="P16">Recebimento</text:p>
      <text:p text:style-name="P16"/>
      <text:p text:style-name="P16"/>
      <text:p text:style-name="P16"/>
      <text:p text:style-name="P19"/>
      <text:p text:style-name="P19">Sistema Acadêmico</text:p>
      <text:p text:style-name="P16"/>
      <text:p text:style-name="P16">Cadastro do curso</text:p>
      <text:p text:style-name="P16">Cadastro de disciplina</text:p>
      <text:p text:style-name="P16">Cadastro de aluno</text:p>
      <text:p text:style-name="P16">Cadastro de professor</text:p>
      <text:p text:style-name="P16"/>
      <text:p text:style-name="P16">Abrir turma</text:p>
      <text:p text:style-name="P16">Matrícular aluno</text:p>
      <text:p text:style-name="P16">Emitir diário</text:p>
      <text:p text:style-name="P16">Lançar avaliação</text:p>
      <text:p text:style-name="P16">Emitir histórico</text:p>
      <text:p text:style-name="P16"><text:soft-page-break/>Consultar avaliação</text:p>
      <text:p text:style-name="P16">Alocar professor</text:p>
      <text:p text:style-name="P16"><text:s/></text:p>
      <text:p text:style-name="P16"/>
      <text:p text:style-name="P19">Sistema de Biblioteca</text:p>
      <text:p text:style-name="P16"/>
      <text:p text:style-name="P16">Atores<text:tab/><text:tab/><text:tab/>Entidades<text:tab/><text:tab/><text:tab/><text:tab/><text:tab/>Atores</text:p>
      <text:p text:style-name="P16"/>
      <text:p text:style-name="P16"><draw:line text:anchor-type="paragraph" draw:z-index="13" draw:style-name="gr1" draw:text-style-name="P63" svg:x1="2.501cm" svg:y1="0.231cm" svg:x2="3.665cm" svg:y2="0.231cm"><text:p/></draw:line><draw:line text:anchor-type="paragraph" draw:z-index="14" draw:style-name="gr1" draw:text-style-name="P63" svg:x1="3.665cm" svg:y1="0.76cm" svg:x2="2.501cm" svg:y2="0.231cm"><text:p/></draw:line><draw:line text:anchor-type="paragraph" draw:z-index="15" draw:style-name="gr1" draw:text-style-name="P63" svg:x1="3.665cm" svg:y1="2.136cm" svg:x2="2.501cm" svg:y2="0.231cm"><text:p/></draw:line><draw:line text:anchor-type="paragraph" draw:z-index="16" draw:style-name="gr1" draw:text-style-name="P63" svg:x1="3.718cm" svg:y1="3.194cm" svg:x2="2.501cm" svg:y2="0.231cm"><text:p/></draw:line><draw:line text:anchor-type="paragraph" draw:z-index="21" draw:style-name="gr1" draw:text-style-name="P63" svg:x1="9.883cm" svg:y1="0.178cm" svg:x2="8.454cm" svg:y2="1.104cm"><text:p/></draw:line><draw:line text:anchor-type="paragraph" draw:z-index="22" draw:style-name="gr1" draw:text-style-name="P63" svg:x1="7.952cm" svg:y1="1.713cm" svg:x2="9.883cm" svg:y2="0.178cm"><text:p/></draw:line>bibliotecário<text:tab/><text:tab/>Cadastrar assunto<text:tab/><text:tab/><text:tab/>RH</text:p>
      <text:p text:style-name="P16"><text:tab/><text:tab/><text:tab/>Cadastrar autor</text:p>
      <text:p text:style-name="P16"><text:tab/><text:tab/><text:tab/>Cadastrar departamento</text:p>
      <text:p text:style-name="P16"><text:tab/><text:tab/><text:tab/>Cadastrar funcionário</text:p>
      <text:p text:style-name="P16"><text:tab/><text:tab/><text:tab/>Cadastrar obra</text:p>
      <text:p text:style-name="P16"><draw:line text:anchor-type="paragraph" draw:z-index="23" draw:style-name="gr1" draw:text-style-name="P63" svg:x1="9.936cm" svg:y1="0.231cm" svg:x2="7.184cm" svg:y2="0.231cm"><text:p/></draw:line><draw:line text:anchor-type="paragraph" draw:z-index="24" draw:style-name="gr1" draw:text-style-name="P63" svg:x1="7.925cm" svg:y1="1.236cm" svg:x2="9.936cm" svg:y2="0.231cm"><text:p/></draw:line><draw:line text:anchor-type="paragraph" draw:z-index="25" draw:style-name="gr1" draw:text-style-name="P63" svg:x1="7.846cm" svg:y1="2.162cm" svg:x2="9.936cm" svg:y2="0.231cm"><text:p/></draw:line><text:tab/><text:tab/><text:tab/>Cadastrar editora<text:tab/><text:tab/><text:tab/>Setor de compras</text:p>
      <text:p text:style-name="P16"><text:tab/><text:tab/><text:tab/>Cadastrar exemplar</text:p>
      <text:p text:style-name="P16"><text:tab/><text:tab/><text:tab/>Cadastrar fornecedor</text:p>
      <text:p text:style-name="P16"><draw:line text:anchor-type="paragraph" draw:z-index="17" draw:style-name="gr1" draw:text-style-name="P63" svg:x1="2.21cm" svg:y1="0.199cm" svg:x2="3.692cm" svg:y2="0.199cm"><text:p/></draw:line><draw:line text:anchor-type="paragraph" draw:z-index="18" draw:style-name="gr1" draw:text-style-name="P63" svg:x1="3.665cm" svg:y1="1.628cm" svg:x2="2.21cm" svg:y2="0.199cm"><text:p/></draw:line><draw:line text:anchor-type="paragraph" draw:z-index="19" draw:style-name="gr1" draw:text-style-name="P63" svg:x1="3.692cm" svg:y1="3.109cm" svg:x2="2.21cm" svg:y2="0.199cm"><text:p/></draw:line><draw:line text:anchor-type="paragraph" draw:z-index="20" draw:style-name="gr1" draw:text-style-name="P63" svg:x1="3.665cm" svg:y1="4.009cm" svg:x2="2.21cm" svg:y2="0.199cm"><text:p/></draw:line>funcionário<text:tab/><text:tab/>Cadastrar usuário</text:p>
      <text:p text:style-name="P16"><text:tab/><text:tab/><text:tab/>Cadastrar requisição</text:p>
      <text:p text:style-name="P16"><draw:line text:anchor-type="paragraph" draw:z-index="26" draw:style-name="gr1" draw:text-style-name="P63" svg:x1="10.148cm" svg:y1="0.231cm" svg:x2="11.233cm" svg:y2="0.231cm"><text:p/></draw:line><draw:line text:anchor-type="paragraph" draw:z-index="27" draw:style-name="gr1" draw:text-style-name="P63" svg:x1="8.11cm" svg:y1="1.713cm" svg:x2="11.232cm" svg:y2="0.231cm"><text:p/></draw:line><text:tab/><text:tab/><text:tab/>Cadastrar motivo de manutenção<text:tab/>Setor de manutenção</text:p>
      <text:p text:style-name="P16"><text:tab/><text:tab/><text:tab/>Efetuar empréstimo</text:p>
      <text:p text:style-name="P16"><text:tab/><text:tab/><text:tab/>Efetuar devolução</text:p>
      <text:p text:style-name="P16"><text:tab/><text:tab/><text:tab/>Registrar manutenção</text:p>
      <text:p text:style-name="P16"><text:tab/><text:tab/><text:tab/>Registrar reserva</text:p>
      <text:p text:style-name="P16"><draw:line text:anchor-type="paragraph" draw:z-index="28" draw:style-name="gr1" draw:text-style-name="P63" svg:x1="6.867cm" svg:y1="0.284cm" svg:x2="11.153cm" svg:y2="0.284cm"><text:p/></draw:line><text:tab/><text:tab/><text:tab/>Consultar obras<text:tab/><text:tab/><text:tab/><text:tab/>usuário</text:p>
      <text:p text:style-name="P16"><text:tab/><text:tab/><text:tab/>Consultar movimentação de usuários</text:p>
      <text:p text:style-name="P16"/>
      <text:p text:style-name="P16"/>
      <text:p text:style-name="P19"/>
      <text:p text:style-name="P19">Sistema Bancário</text:p>
      <text:p text:style-name="P16"/>
      <text:p text:style-name="P16">Atores<text:tab/><text:tab/><text:tab/><text:tab/>Entidades</text:p>
      <text:p text:style-name="P16"/>
      <text:p text:style-name="P16"><draw:line text:anchor-type="paragraph" draw:z-index="29" draw:style-name="gr1" draw:text-style-name="P63" svg:x1="1.39cm" svg:y1="0.226cm" svg:x2="4.935cm" svg:y2="0.226cm"><text:p/></draw:line><draw:line text:anchor-type="paragraph" draw:z-index="30" draw:style-name="gr1" draw:text-style-name="P63" svg:x1="4.909cm" svg:y1="3.586cm" svg:x2="1.39cm" svg:y2="0.226cm"><text:p/></draw:line>cliente<text:tab/><text:tab/><text:tab/><text:tab/>Abrir conta</text:p>
      <text:p text:style-name="P16"><text:tab/><text:tab/><text:tab/><text:tab/>Movimentar Conta</text:p>
      <text:p text:style-name="P16"><text:tab/><text:tab/><text:tab/><text:tab/>Solicitar talão de cheques</text:p>
      <text:p text:style-name="P16"><text:tab/><text:tab/><text:tab/><text:tab/>Solicitar empréstimo</text:p>
      <text:p text:style-name="P16"><text:tab/><text:tab/><text:tab/><text:tab/>Solicitar cartão de crédito</text:p>
      <text:p text:style-name="P16"><text:tab/><text:tab/><text:tab/><text:tab/>Comprar com cartão de crédito</text:p>
      <text:p text:style-name="P16"><text:tab/><text:tab/><text:tab/><text:tab/>Pagar fatura do cartão</text:p>
      <text:p text:style-name="P16"><text:tab/><text:tab/><text:tab/><text:tab/>Contratar seguro</text:p>
      <text:p text:style-name="P16"/>
      <text:p text:style-name="P16"><draw:line text:anchor-type="paragraph" draw:z-index="31" draw:style-name="gr1" draw:text-style-name="P63" svg:x1="4.882cm" svg:y1="0.21cm" svg:x2="1.628cm" svg:y2="0.21cm"><text:p/></draw:line><draw:line text:anchor-type="paragraph" draw:z-index="32" draw:style-name="gr1" draw:text-style-name="P63" svg:x1="4.856cm" svg:y1="2.168cm" svg:x2="1.628cm" svg:y2="0.21cm"><text:p/></draw:line>gerante<text:tab/><text:tab/><text:tab/>Cadastrar bandeira do cartão de crédito</text:p>
      <text:p text:style-name="P16"><text:tab/><text:tab/><text:tab/><text:tab/>Cadastrar débito automático</text:p>
      <text:p text:style-name="P16"><text:tab/><text:tab/><text:tab/><text:tab/>Cadastrar tipos de seguro</text:p>
      <text:p text:style-name="P16"><text:tab/><text:tab/><text:tab/><text:tab/>Cadastrar cliente</text:p>
      <text:p text:style-name="P16"><text:tab/><text:tab/><text:tab/><text:tab/>Liberar empréstimo</text:p>
      <text:p text:style-name="P16"/>
      <text:p text:style-name="P16"><draw:line text:anchor-type="paragraph" draw:z-index="33" draw:style-name="gr1" draw:text-style-name="P63" svg:x1="2.872cm" svg:y1="0.199cm" svg:x2="4.883cm" svg:y2="0.199cm"><text:p/></draw:line><draw:line text:anchor-type="paragraph" draw:z-index="34" draw:style-name="gr1" draw:text-style-name="P63" svg:x1="4.909cm" svg:y1="1.681cm" svg:x2="2.872cm" svg:y2="0.199cm"><text:p/></draw:line>adm do banco<text:tab/><text:tab/>Cadastrar estabelecimento comercial</text:p>
      <text:p text:style-name="P16"><text:tab/><text:tab/><text:tab/><text:tab/>Cadastrar convênio</text:p>
      <text:p text:style-name="P16"><text:tab/><text:tab/><text:tab/><text:tab/>Cadastrar gerente</text:p>
      <text:p text:style-name="P16"><text:tab/><text:tab/><text:tab/><text:tab/>Cadastrar agência</text:p>
      <text:p text:style-name="P16"/>
      <text:p text:style-name="P19"><text:soft-page-break/>Sistema Comercial</text:p>
      <text:p text:style-name="P16"/>
      <text:p text:style-name="P16"><draw:line text:anchor-type="paragraph" draw:z-index="35" draw:style-name="gr1" draw:text-style-name="P63" svg:x1="2.316cm" svg:y1="0.242cm" svg:x2="3.586cm" svg:y2="0.242cm"><text:p/></draw:line><draw:line text:anchor-type="paragraph" draw:z-index="36" draw:style-name="gr1" draw:text-style-name="P63" svg:x1="4.671cm" svg:y1="0.242cm" svg:x2="6.153cm" svg:y2="0.242cm"><text:p/></draw:line><draw:line text:anchor-type="paragraph" draw:z-index="38" draw:style-name="gr1" draw:text-style-name="P63" svg:x1="4.591cm" svg:y1="0.453cm" svg:x2="4.591cm" svg:y2="2.067cm"><text:p/></draw:line>Fornecedor<text:tab/><text:tab/>Lote<text:tab/><text:tab/>Produto</text:p>
      <text:p text:style-name="P16"><draw:line text:anchor-type="paragraph" draw:z-index="37" draw:style-name="gr1" draw:text-style-name="P63" svg:x1="4.38cm" svg:y1="0.046cm" svg:x2="4.38cm" svg:y2="3.406cm"><text:p/></draw:line></text:p>
      <text:p text:style-name="P16"/>
      <text:p text:style-name="P16"/>
      <text:p text:style-name="P16"><draw:line text:anchor-type="paragraph" draw:z-index="39" draw:style-name="gr1" draw:text-style-name="P63" svg:x1="6.126cm" svg:y1="0.252cm" svg:x2="4.591cm" svg:y2="0.12cm"><text:p/></draw:line><draw:line text:anchor-type="paragraph" draw:z-index="40" draw:style-name="gr1" draw:text-style-name="P63" svg:x1="4.142cm" svg:y1="0.358cm" svg:x2="4.168cm" svg:y2="1.972cm"><text:p/></draw:line><draw:line text:anchor-type="paragraph" draw:z-index="41" draw:style-name="gr1" draw:text-style-name="P63" svg:x1="2.263cm" svg:y1="0.226cm" svg:x2="4.168cm" svg:y2="0.358cm"><text:p/></draw:line>Nota Fiscal<text:tab/><text:tab/><text:tab/><text:tab/>Movimento estoque</text:p>
      <text:p text:style-name="P16"><draw:line text:anchor-type="paragraph" draw:z-index="42" draw:style-name="gr1" draw:text-style-name="P63" svg:x1="0.914cm" svg:y1="0.083cm" svg:x2="0.914cm" svg:y2="1.459cm"><text:p/></draw:line></text:p>
      <text:p text:style-name="P16"/>
      <text:p text:style-name="P16"/>
      <text:p text:style-name="P16">Cliente<text:tab/><text:tab/>Nota Fiscal Itens</text:p>
      <text:p text:style-name="P16"/>
      <text:p text:style-name="P16">Fonte destes modelos: Revista SQL Magazine 53</text:p>
      <text:p text:style-name="P16"/>
      <text:p text:style-name="P16"/>
      <text:p text:style-name="P16"/>
      <text:p text:style-name="P16">Um bom artigo sobre projeto de software: </text:p>
      <text:p text:style-name="P1"><text:span text:style-name="T2">Programação (I) - Planejamento e Otimização</text:span>, de Edvaldo Silva de Almeida Júnior <text:s/>no Viva o Linux: <text:span text:style-name="T19">http://www.vivaolinux.com.br/artigos/verArtigo.php?codigo=8057</text:span> </text:p>
      <text:p text:style-name="P1"/>
      <text:p text:style-name="P1"/>
      <text:p text:style-name="P1">Tabelas são mais conceituais e menos físicas que arquivos.</text:p>
      <text:p text:style-name="P1"/>
      <text:p text:style-name="P1"/>
      <text:p text:style-name="P1">Simplificando: </text:p>
      <text:p text:style-name="P1">- DDL e DCL é para o DBA</text:p>
      <text:p text:style-name="P1">- DML é para o programador</text:p>
      <text:p text:style-name="P1"/>
      <text:p text:style-name="P2"/>
      <text:p text:style-name="P2">SGBDs</text:p>
      <text:p text:style-name="P1"/>
      <text:p text:style-name="P1">SGBDR – SGBD Relacional - tabelas são formadas por linhas e colunas (bidimensional)</text:p>
      <text:p text:style-name="P1">SGBDOR - Combina os modelos OO e Relacional</text:p>
      <text:p text:style-name="P1">SGBDOO - Modelo OO puro</text:p>
      <text:p text:style-name="P1"/>
      <text:p text:style-name="P2">Características de SGBDs:</text:p>
      <text:p text:style-name="P1"/>
      <text:p text:style-name="P1">- Controle de redundância</text:p>
      <text:p text:style-name="P1">- Compartilhamento de dados</text:p>
      <text:p text:style-name="P1">- Controle de acesso</text:p>
      <text:p text:style-name="P1">- Esquematização (relacionamentos armazenados no banco)</text:p>
      <text:p text:style-name="P1">- Backups</text:p>
      <text:p text:style-name="P1"/>
      <text:p text:style-name="P1"><text:span text:style-name="T2">Objetivo do SGBD</text:span> - armazenar objetos de forma a tornar ágil e segura a manipulação das informações.</text:p>
      <text:p text:style-name="P1"/>
      <text:p text:style-name="P1"><text:span text:style-name="T2">MER</text:span> - Modelo Entidades e Relacionamentos - é o modelo composto de entidades e relacionamentos</text:p>
      <text:p text:style-name="P1"/>
      <text:p text:style-name="P1"><text:span text:style-name="T2">DER</text:span> - Diagrama Entidades e Relacionamentos - é o resultado da fase inicial do projeto (análise)</text:p>
      <text:p text:style-name="P2"/>
      <text:p text:style-name="P59">Exemplos de Entidades:</text:p>
      <text:p text:style-name="P1"/>
      <text:p text:style-name="P1">- Físicas ou jurídicas - pessoas, funcionários, clientes, vendedores, fornecedores, empresas, filiais</text:p>
      <text:p text:style-name="P1">- Documentos - ordens de compra, ordens de serviço, pedidos, notas fiscais</text:p>
      <text:p text:style-name="P1">- Tabelas - CEPs, UF, cargos, etc</text:p>
      <text:p text:style-name="P1"/>
      <text:p text:style-name="P1">Tupla (termo para a fase de projeto)</text:p>
      <text:p text:style-name="P1">Registro (termo para a fase de implementação)</text:p>
      <text:p text:style-name="P1"/>
      <text:p text:style-name="P1"/>
      <text:p text:style-name="P2">Fase de Análise</text:p>
      <text:p text:style-name="P1"/>
      <text:p text:style-name="P1">Ao definir uma entidade pergunte:</text:p>
      <text:p text:style-name="P1">- Há informação relevante sobre esta entidade para a empresa?</text:p>
      <text:p text:style-name="P1"/>
      <text:p text:style-name="P1">Faça um diagrama da entidade com alguns atributos</text:p>
      <text:p text:style-name="P1"/>
      <text:p text:style-name="P2">Relacionamentos</text:p>
      <text:p text:style-name="P1"/>
      <text:p text:style-name="P1">A <text:s text:c="15"/>B</text:p>
      <text:p text:style-name="P1">1 ----------- N</text:p>
      <text:p text:style-name="P1"/>
      <text:p text:style-name="P1">Perguntar se A tem 1 ou + B</text:p>
      <text:p text:style-name="P1">Perguntar se B tem somente 1 A</text:p>
      <text:p text:style-name="P1"/>
      <text:p text:style-name="P1">Relacionamentos N - N devem ser divididos em dois 1 para N:</text:p>
      <text:p text:style-name="P1"/>
      <text:p text:style-name="P1">1 ---------- N <text:tab/>e <text:tab/>N ----------- 1</text:p>
      <text:p text:style-name="P1"/>
      <text:p text:style-name="P1"/>
      <text:p text:style-name="P28">Referência: Livro Instant SQL Programming - Joe Celko</text:p>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xedsys" svg:font-family="Fixedsys"/>
    <style:font-face style:name="StarSymbol" svg:font-family="StarSymbol"/>
    <style:font-face style:name="Tahoma1" svg:font-family="Tahoma"/>
    <style:font-face style:name="Wingdings" svg:font-family="Wingdings"/>
    <style:font-face style:name="Courier" svg:font-family="Courier, 'Courier New'" style:font-family-generic="modern"/>
    <style:font-face style:name="Times New Roman1" svg:font-family="'Times New Roman'" style:font-family-generic="roma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PT"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P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Nimbus Roman No9 L" fo:font-family="'Nimbus Roman No9 L'" style:font-family-generic="roman" style:font-pitch="variable" fo:font-size="14pt" fo:font-weight="bold" style:font-name-asian="DejaVuSans" style:font-family-asian="DejaVuSan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8-05-22T14:11:14</meta:creation-date>
    <dc:date>2017-08-29T08:20:18.391416499</dc:date>
    <meta:editing-cycles>177</meta:editing-cycles>
    <meta:editing-duration>PT5H47M3S</meta:editing-duration>
    <meta:document-statistic meta:table-count="1" meta:image-count="1" meta:object-count="0" meta:page-count="18" meta:paragraph-count="452" meta:word-count="4177" meta:character-count="27074" meta:non-whitespace-character-count="23013"/>
    <meta:user-defined meta:name="Info 1"/>
    <meta:user-defined meta:name="Info 2"/>
    <meta:user-defined meta:name="Info 3"/>
    <meta:user-defined meta:name="Info 4"/>
  </office:meta>
</office:document-meta>
</file>